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Calibri" svg:font-family="Calibri" style:font-family-generic="roman" style:font-pitch="variable"/>
    <style:font-face style:name="Calibri-Bold" svg:font-family="Calibri-Bol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color="#55308d" loext:opacity="100%"/>
    </style:style>
    <style:style style:name="P2" style:family="paragraph" style:parent-style-name="Standard">
      <style:text-properties fo:color="#55308d" loext:opacity="100%" officeooo:rsid="000a1602" officeooo:paragraph-rsid="000a1602"/>
    </style:style>
    <style:style style:name="P3" style:family="paragraph" style:parent-style-name="Standard">
      <style:text-properties fo:color="#55308d" loext:opacity="100%" officeooo:paragraph-rsid="000a1602"/>
    </style:style>
    <style:style style:name="P4" style:family="paragraph" style:parent-style-name="Standard">
      <style:text-properties fo:color="#55308d" loext:opacity="100%" officeooo:rsid="000b105c" officeooo:paragraph-rsid="000b105c"/>
    </style:style>
    <style:style style:name="P5" style:family="paragraph" style:parent-style-name="Standard">
      <style:text-properties fo:color="#55308d" loext:opacity="100%" officeooo:rsid="000d0cf2" officeooo:paragraph-rsid="000d0cf2"/>
    </style:style>
    <style:style style:name="P6" style:family="paragraph" style:parent-style-name="Standard">
      <style:text-properties fo:color="#55308d" loext:opacity="100%" officeooo:rsid="000e6725" officeooo:paragraph-rsid="000e6725"/>
    </style:style>
    <style:style style:name="P7" style:family="paragraph" style:parent-style-name="Standard">
      <style:text-properties fo:color="#55308d" loext:opacity="100%" officeooo:rsid="00111382" officeooo:paragraph-rsid="00111382"/>
    </style:style>
    <style:style style:name="P8" style:family="paragraph" style:parent-style-name="Standard">
      <style:text-properties fo:color="#55308d" loext:opacity="100%" officeooo:rsid="00126326" officeooo:paragraph-rsid="00126326"/>
    </style:style>
    <style:style style:name="P9" style:family="paragraph" style:parent-style-name="Standard">
      <style:text-properties fo:color="#55308d" loext:opacity="100%" officeooo:rsid="001415bb" officeooo:paragraph-rsid="001415bb"/>
    </style:style>
    <style:style style:name="P10" style:family="paragraph" style:parent-style-name="Standard">
      <style:text-properties fo:color="#55308d" loext:opacity="100%" officeooo:rsid="00141fb6" officeooo:paragraph-rsid="00141fb6"/>
    </style:style>
    <style:style style:name="P11" style:family="paragraph" style:parent-style-name="Standard">
      <style:text-properties fo:color="#000000" loext:opacity="100%" officeooo:rsid="000a1602" officeooo:paragraph-rsid="000a1602"/>
    </style:style>
    <style:style style:name="P12" style:family="paragraph" style:parent-style-name="Standard">
      <style:text-properties fo:color="#000000" loext:opacity="100%" officeooo:rsid="000b105c" officeooo:paragraph-rsid="000b105c"/>
    </style:style>
    <style:style style:name="P13" style:family="paragraph" style:parent-style-name="Standard">
      <style:text-properties fo:color="#000000" loext:opacity="100%" officeooo:rsid="000d0cf2" officeooo:paragraph-rsid="000d0cf2"/>
    </style:style>
    <style:style style:name="P14" style:family="paragraph" style:parent-style-name="Standard">
      <style:text-properties fo:color="#000000" loext:opacity="100%" officeooo:rsid="000e6725" officeooo:paragraph-rsid="000e6725"/>
    </style:style>
    <style:style style:name="P15" style:family="paragraph" style:parent-style-name="Standard">
      <style:text-properties fo:color="#000000" loext:opacity="100%" fo:font-weight="normal" officeooo:rsid="000e6725" officeooo:paragraph-rsid="000e6725" style:font-weight-asian="normal" style:font-weight-complex="normal"/>
    </style:style>
    <style:style style:name="P16" style:family="paragraph" style:parent-style-name="Standard">
      <style:text-properties fo:color="#000000" loext:opacity="100%" officeooo:rsid="000fd955" officeooo:paragraph-rsid="000fd955"/>
    </style:style>
    <style:style style:name="P17" style:family="paragraph" style:parent-style-name="Standard">
      <style:text-properties fo:color="#000000" loext:opacity="100%" officeooo:rsid="00111382" officeooo:paragraph-rsid="00111382"/>
    </style:style>
    <style:style style:name="P18" style:family="paragraph" style:parent-style-name="Standard">
      <style:text-properties fo:color="#000000" loext:opacity="100%" officeooo:rsid="00126326" officeooo:paragraph-rsid="00126326"/>
    </style:style>
    <style:style style:name="P19" style:family="paragraph" style:parent-style-name="Standard">
      <style:text-properties fo:color="#000000" loext:opacity="100%" officeooo:rsid="001415bb" officeooo:paragraph-rsid="001415bb"/>
    </style:style>
    <style:style style:name="P20" style:family="paragraph" style:parent-style-name="Standard">
      <style:text-properties fo:color="#000000" loext:opacity="100%" officeooo:rsid="00141fb6" officeooo:paragraph-rsid="00141fb6"/>
    </style:style>
    <style:style style:name="P21" style:family="paragraph" style:parent-style-name="Standard">
      <style:text-properties fo:color="#000000" loext:opacity="100%" officeooo:rsid="0014c6e7" officeooo:paragraph-rsid="0014c6e7"/>
    </style:style>
    <style:style style:name="T1" style:family="text">
      <style:text-properties style:font-name="Calibri"/>
    </style:style>
    <style:style style:name="T2" style:family="text">
      <style:text-properties style:font-name="Calibri" fo:font-size="14pt" fo:font-style="normal" fo:font-weight="normal" style:font-size-asian="14pt" style:font-style-asian="normal" style:font-weight-asian="normal"/>
    </style:style>
    <style:style style:name="T3" style:family="text">
      <style:text-properties style:font-name="Calibri" fo:font-size="14pt" fo:font-style="normal" fo:font-weight="normal" officeooo:rsid="000a1602" style:font-size-asian="14pt" style:font-style-asian="normal" style:font-weight-asian="normal"/>
    </style:style>
    <style:style style:name="T4" style:family="text">
      <style:text-properties fo:color="#000000" loext:opacity="100%" style:font-name="Calibri" fo:font-size="14pt" fo:font-style="normal" fo:font-weight="normal" style:font-size-asian="14pt" style:font-style-asian="normal" style:font-weight-asian="normal"/>
    </style:style>
    <style:style style:name="T5" style:family="text">
      <style:text-properties fo:color="#000000" loext:opacity="100%" style:font-name="Calibri" fo:font-size="14pt" fo:font-style="normal" fo:font-weight="normal" officeooo:rsid="000a1602" style:font-size-asian="14pt" style:font-style-asian="normal" style:font-weight-asian="normal"/>
    </style:style>
    <style:style style:name="T6" style:family="text">
      <style:text-properties fo:color="#000000" loext:opacity="100%" style:font-name="Calibri-Bold" fo:font-size="14pt" fo:font-style="normal" fo:font-weight="bold" style:font-size-asian="14pt" style:font-style-asian="normal" style:font-weight-asian="bold"/>
    </style:style>
    <style:style style:name="T7" style:family="text">
      <style:text-properties style:font-name="Calibri-Bold" fo:font-size="14pt" fo:font-style="normal" fo:font-weight="bold" style:font-size-asian="14pt" style:font-style-asian="normal" style:font-weight-asian="bold"/>
    </style:style>
    <style:style style:name="T8" style:family="text">
      <style:text-properties style:font-name="Calibri-Bold" fo:font-size="14pt" fo:font-style="normal" fo:font-weight="normal" style:font-size-asian="14pt" style:font-style-asian="normal" style:font-weight-asian="normal"/>
    </style:style>
    <style:style style:name="T9" style:family="text">
      <style:text-properties style:font-name="Calibri-Bold" fo:font-size="14pt" fo:font-style="normal" style:font-size-asian="14pt" style:font-style-asian="normal"/>
    </style:style>
    <style:style style:name="T10" style:family="text">
      <style:text-properties fo:color="#55308d" loext:opacity="100%" style:font-name="Calibri" fo:font-size="14pt" fo:font-style="normal" fo:font-weight="normal" style:font-size-asian="14pt" style:font-style-asian="normal" style:font-weight-asian="normal"/>
    </style:style>
    <style:style style:name="T11" style:family="text">
      <style:text-properties fo:color="#55308d" loext:opacity="100%" style:font-name="Calibri-Bold" fo:font-size="14pt" fo:font-style="normal" fo:font-weight="bold" style:font-size-asian="14pt" style:font-style-asian="normal"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text:s/></text:span><text:span text:style-name="T2">Q1- </text:span><text:span text:style-name="T7">On Friend Function -</text:span></text:p>
      <text:p text:style-name="P1"><text:span text:style-name="T2">Create these three classes - student, lib, degree.</text:span></text:p>
      <text:p text:style-name="P1"><text:span text:style-name="T7">variables:</text:span></text:p>
      <text:p text:style-name="P1"><text:span text:style-name="T2">student will have these variables : rn, m1,m2</text:span></text:p>
      <text:p text:style-name="P1"><text:span text:style-name="T2">lib will have these variables: numofbooks</text:span></text:p>
      <text:p text:style-name="P1"><text:span text:style-name="T2">degree will have these variables: char award_degree;</text:span></text:p>
      <text:p text:style-name="P1"><text:span text:style-name="T7">Functions:</text:span></text:p>
      <text:p text:style-name="P1"><text:span text:style-name="T2">Create set fun in all these classes.</text:span></text:p>
      <text:p text:style-name="P1"><text:span text:style-name="T2">Create a fun get in all these classes.</text:span></text:p>
      <text:p text:style-name="P1"><text:span text:style-name="T7">objects:</text:span></text:p>
      <text:p text:style-name="P1"><text:span text:style-name="T2">Create student_obj and assign value 1,45,60</text:span></text:p>
      <text:p text:style-name="P1"><text:span text:style-name="T2">Create lib_obj and assign value 2</text:span></text:p>
      <text:p text:style-name="P1"><text:span text:style-name="T2">Create degree_obj and do not assign any value.</text:span></text:p>
      <text:p text:style-name="P1"><text:span text:style-name="T7">Friend function:</text:span></text:p>
      <text:p text:style-name="P1"><text:span text:style-name="T2">create a friend fun "check". This friend fun will be called like this</text:span></text:p>
      <text:p text:style-name="P1"><text:span text:style-name="T2">degree_obj = check(student_obj, lib_obj);</text:span></text:p>
      <text:p text:style-name="P1"><text:span text:style-name="T2">degree_obj.get(); // this will print ‘y’ or ‘n’</text:span></text:p>
      <text:p text:style-name="P1"><text:span text:style-name="T2">It will check if total marks &gt;50 in student_obj and numofbooks == 0 in lib_obj. If yes,</text:span></text:p>
      <text:p text:style-name="P1"><text:span text:style-name="T2">then it will set award_degree =’y’ in degree_obj.</text:span></text:p>
      <text:p text:style-name="P1"><text:span text:style-name="T2"/></text:p>
      <text:p text:style-name="P2"><text:span text:style-name="T2">Answer-1</text:span></text:p>
      <text:p text:style-name="P11">#include&lt;iostream&gt;</text:p>
      <text:p text:style-name="P11">using namespace std;</text:p>
      <text:p text:style-name="P11">//write forward declaration of all classes except the first class</text:p>
      <text:p text:style-name="P11">class lib;</text:p>
      <text:p text:style-name="P11">class degree;</text:p>
      <text:p text:style-name="P11"/>
      <text:p text:style-name="P11">//define class-1</text:p>
      <text:p text:style-name="P11">class student</text:p>
      <text:p text:style-name="P11">{</text:p>
      <text:p text:style-name="P11"><text:s text:c="4"/>int rn,m1,m2;</text:p>
      <text:p text:style-name="P11"><text:s text:c="4"/>public:</text:p>
      <text:p text:style-name="P11"><text:s text:c="4"/>void set(int x, int y, int z);</text:p>
      <text:p text:style-name="P11"><text:s text:c="4"/>void get();</text:p>
      <text:p text:style-name="P11"><text:s text:c="4"/>//declare friend fun in each class</text:p>
      <text:p text:style-name="P11"><text:s text:c="4"/>friend degree check(student po1, lib po2);</text:p>
      <text:p text:style-name="P11"/>
      <text:p text:style-name="P11"/>
      <text:p text:style-name="P11">};</text:p>
      <text:p text:style-name="P11">//define fun of class-1</text:p>
      <text:p text:style-name="P11">void student::set(int x, int y, int z)</text:p>
      <text:p text:style-name="P11">{</text:p>
      <text:p text:style-name="P11"><text:s text:c="4"/>rn=x;</text:p>
      <text:p text:style-name="P11"><text:s text:c="4"/>m1=y;</text:p>
      <text:p text:style-name="P11"><text:soft-page-break/><text:s text:c="4"/>m2=z;</text:p>
      <text:p text:style-name="P11">}</text:p>
      <text:p text:style-name="P11">void student::get()</text:p>
      <text:p text:style-name="P11">{</text:p>
      <text:p text:style-name="P11"><text:s text:c="4"/>cout&lt;&lt;rn&lt;&lt;endl&lt;&lt;m1&lt;&lt;endl&lt;&lt;m2&lt;&lt;endl;</text:p>
      <text:p text:style-name="P11">}</text:p>
      <text:p text:style-name="P11">//Define class-2</text:p>
      <text:p text:style-name="P11">class lib</text:p>
      <text:p text:style-name="P11">{</text:p>
      <text:p text:style-name="P11"><text:s text:c="4"/>int nob;</text:p>
      <text:p text:style-name="P11"><text:s text:c="4"/>public:</text:p>
      <text:p text:style-name="P11"><text:s text:c="8"/>void set(int x);</text:p>
      <text:p text:style-name="P11"><text:s text:c="8"/>//write FF in class-2</text:p>
      <text:p text:style-name="P11"><text:s text:c="8"/>friend degree check(student po1, lib po2);</text:p>
      <text:p text:style-name="P11"/>
      <text:p text:style-name="P11"/>
      <text:p text:style-name="P11">};</text:p>
      <text:p text:style-name="P11">//Define fun of class-2</text:p>
      <text:p text:style-name="P11">void lib::set(int x)</text:p>
      <text:p text:style-name="P11">{</text:p>
      <text:p text:style-name="P11"/>
      <text:p text:style-name="P11"><text:s text:c="4"/>nob=x;</text:p>
      <text:p text:style-name="P11">}</text:p>
      <text:p text:style-name="P11"/>
      <text:p text:style-name="P11">//Define class-3</text:p>
      <text:p text:style-name="P11">class degree</text:p>
      <text:p text:style-name="P11">{</text:p>
      <text:p text:style-name="P11"><text:s text:c="4"/>private:</text:p>
      <text:p text:style-name="P11"><text:s text:c="8"/>char award_degree;</text:p>
      <text:p text:style-name="P11"><text:s text:c="4"/>public:</text:p>
      <text:p text:style-name="P11"><text:s text:c="8"/>void get();</text:p>
      <text:p text:style-name="P11"><text:s text:c="8"/>//Write FF in class-3</text:p>
      <text:p text:style-name="P11"><text:s text:c="8"/>friend degree check(student po1, lib po2);</text:p>
      <text:p text:style-name="P11"/>
      <text:p text:style-name="P11">};</text:p>
      <text:p text:style-name="P11">//Write fun of class-3</text:p>
      <text:p text:style-name="P11">void degree::get()</text:p>
      <text:p text:style-name="P11">{</text:p>
      <text:p text:style-name="P11"><text:s text:c="4"/>cout&lt;&lt;"Check if degree awarded: "&lt;&lt;award_degree&lt;&lt;endl;</text:p>
      <text:p text:style-name="P11">}</text:p>
      <text:p text:style-name="P11">//Write the FF after all classes</text:p>
      <text:p text:style-name="P11">//Write FF only once.</text:p>
      <text:p text:style-name="P11"/>
      <text:p text:style-name="P11">//Return type of FF should be the object returned by fun.</text:p>
      <text:p text:style-name="P11">degree check(student po1, lib po2)</text:p>
      <text:p text:style-name="P11">{</text:p>
      <text:p text:style-name="P11"><text:s text:c="4"/>//create a temp result object of class-3</text:p>
      <text:p text:style-name="P11"><text:s text:c="4"/>degree result;</text:p>
      <text:p text:style-name="P11"><text:s text:c="4"/>if(po1.m1+po1.m2 &gt; 50 &amp;&amp; <text:s/>po2.nob==0)</text:p>
      <text:p text:style-name="P11"><text:soft-page-break/><text:s text:c="4"/>{</text:p>
      <text:p text:style-name="P11"><text:s text:c="8"/>//store result in temp result object</text:p>
      <text:p text:style-name="P11"><text:s text:c="8"/>result.award_degree='y';</text:p>
      <text:p text:style-name="P11"><text:s text:c="4"/>}</text:p>
      <text:p text:style-name="P11"><text:s text:c="4"/>else result.award_degree='n';</text:p>
      <text:p text:style-name="P11"><text:s text:c="4"/>//This temp result object will be the returning object</text:p>
      <text:p text:style-name="P11"><text:s text:c="4"/>return result;</text:p>
      <text:p text:style-name="P11">}</text:p>
      <text:p text:style-name="P11"/>
      <text:p text:style-name="P11">int main()</text:p>
      <text:p text:style-name="P11">{</text:p>
      <text:p text:style-name="P11"><text:s text:c="4"/>//create objects of all three classes</text:p>
      <text:p text:style-name="P11"><text:s text:c="4"/>student obj1;</text:p>
      <text:p text:style-name="P11"><text:s text:c="4"/>lib obj2;</text:p>
      <text:p text:style-name="P11"><text:s text:c="4"/>degree obj3;</text:p>
      <text:p text:style-name="P11"><text:s text:c="4"/>//assign values</text:p>
      <text:p text:style-name="P11"><text:s text:c="4"/>obj1.set(1,45,60);</text:p>
      <text:p text:style-name="P11"><text:s text:c="4"/>obj2.set(2);</text:p>
      <text:p text:style-name="P11"><text:s text:c="4"/>//call FF</text:p>
      <text:p text:style-name="P11"><text:s text:c="4"/>obj3=check(obj1,obj2);</text:p>
      <text:p text:style-name="P11"><text:s text:c="4"/>//Check the value of obj3</text:p>
      <text:p text:style-name="P11"><text:s text:c="4"/>obj3.get();</text:p>
      <text:p text:style-name="P11"/>
      <text:p text:style-name="P11">}</text:p>
      <text:p text:style-name="P11"/>
      <text:p text:style-name="P11"/>
      <text:p text:style-name="P11"/>
      <text:p text:style-name="P11"><text:span text:style-name="T1"><text:s/></text:span><text:span text:style-name="T10">Q2- What is operator overloading? Which function is used for operator overloading?</text:span></text:p>
      <text:p text:style-name="P2"><text:span text:style-name="T2">Why is operator overloading done ?</text:span></text:p>
      <text:p text:style-name="P2"><text:span text:style-name="T2"/></text:p>
      <text:p text:style-name="P11"><text:span text:style-name="T2">Answer-2</text:span></text:p>
      <text:p text:style-name="P11"><text:span text:style-name="T2">Overloading means to create new uses for something. Or to write user definitions for something. OO means to write user defined fun for these operators so that they can be used to perform operations on objects. </text:span></text:p>
      <text:p text:style-name="P11"><text:span text:style-name="T2">For eg. Normally, we can’t add two objects using + , (obj1+obj2 is invalid)</text:span></text:p>
      <text:p text:style-name="P11"><text:span text:style-name="T2">But, with OO, we can add two objects using + operator.</text:span></text:p>
      <text:p text:style-name="P11"><text:span text:style-name="T2"/></text:p>
      <text:p text:style-name="P11"><text:span text:style-name="T2">Operator fun is used for overloading operators. This operator fun will have to be defined by the user.</text:span></text:p>
      <text:p text:style-name="P11"><text:span text:style-name="T2"/></text:p>
      <text:p text:style-name="P11"><text:span text:style-name="T2">OO is done so that we can perform operations on objects using operators. </text:span></text:p>
      <text:p text:style-name="P11"><text:span text:style-name="T2">For eg. we can do these operations easily</text:span></text:p>
      <text:p text:style-name="P11"><text:span text:style-name="T2">obj3=obj1+obj2; <text:s/>// By overloading + operator</text:span></text:p>
      <text:p text:style-name="P11"><text:span text:style-name="T2">obj3=obj1=obj2; // By overloading = operators</text:span></text:p>
      <text:p text:style-name="P11"><text:soft-page-break/><text:span text:style-name="T2">obj3=++obj1; // By overloading pre-inc operators</text:span></text:p>
      <text:p text:style-name="P11"><text:span text:style-name="T2"/></text:p>
      <text:p text:style-name="P11"><text:span text:style-name="T2"/></text:p>
      <text:p text:style-name="P3"><text:span text:style-name="T3">Q3-</text:span><text:span text:style-name="T7">On operator overloading </text:span><text:span text:style-name="T2">using member operator function</text:span></text:p>
      <text:p text:style-name="P1"><text:span text:style-name="T2">Create a class student. Write a program to overload + , = , pre-increment, postincrement operators for this class using member operator function.</text:span></text:p>
      <text:p text:style-name="P1"><text:span text:style-name="T2">Inside main create three objects and do these operations.</text:span></text:p>
      <text:p text:style-name="P1"><text:span text:style-name="T2">Obj1.set(1,20,30);</text:span></text:p>
      <text:p text:style-name="P1"><text:span text:style-name="T2">obj2.set(2, 5, 6);</text:span></text:p>
      <text:p text:style-name="P1"><text:span text:style-name="T2">Create obj3;</text:span></text:p>
      <text:p text:style-name="P1"><text:span text:style-name="T2">obj3= obj1+obj2;</text:span></text:p>
      <text:p text:style-name="P1"><text:span text:style-name="T2">obj3.get();</text:span></text:p>
      <text:p text:style-name="P1"><text:span text:style-name="T2">obj3=obj2=obj1;</text:span></text:p>
      <text:p text:style-name="P1"><text:span text:style-name="T2">obj3.get();</text:span></text:p>
      <text:p text:style-name="P1"><text:span text:style-name="T2">obj3 = ++obj2;</text:span></text:p>
      <text:p text:style-name="P1"><text:span text:style-name="T2">obj3.get()</text:span></text:p>
      <text:p text:style-name="P1"><text:span text:style-name="T2">obj2.get()</text:span></text:p>
      <text:p text:style-name="P1"><text:span text:style-name="T2">obj3 = obj2++;</text:span></text:p>
      <text:p text:style-name="P1"><text:span text:style-name="T2">obj3.get();</text:span></text:p>
      <text:p text:style-name="P2"><text:span text:style-name="T2">obj2.get();</text:span></text:p>
      <text:p text:style-name="P11"><text:span text:style-name="T2"/></text:p>
      <text:p text:style-name="P11"><text:span text:style-name="T2"/></text:p>
      <text:p text:style-name="P11"><text:span text:style-name="T2"/></text:p>
      <text:p text:style-name="P12"><text:span text:style-name="T2">Answer-3</text:span></text:p>
      <text:p text:style-name="P11"><text:span text:style-name="T2">#include&lt;iostream&gt;</text:span></text:p>
      <text:p text:style-name="P11"><text:span text:style-name="T2">using namespace std;</text:span></text:p>
      <text:p text:style-name="P11"><text:span text:style-name="T2"/></text:p>
      <text:p text:style-name="P11"><text:span text:style-name="T2">class student</text:span></text:p>
      <text:p text:style-name="P11"><text:span text:style-name="T2">{</text:span></text:p>
      <text:p text:style-name="P11"><text:span text:style-name="T2"><text:tab/>private:</text:span></text:p>
      <text:p text:style-name="P11"><text:span text:style-name="T2"><text:tab/>int rn, m1,m2;</text:span></text:p>
      <text:p text:style-name="P11"><text:span text:style-name="T2"><text:tab/>public:</text:span></text:p>
      <text:p text:style-name="P11"><text:span text:style-name="T2"><text:tab/>void set(int , int , int);</text:span></text:p>
      <text:p text:style-name="P11"><text:span text:style-name="T2"><text:tab/>void get();</text:span></text:p>
      <text:p text:style-name="P11"><text:span text:style-name="T2"><text:tab/>void add();</text:span></text:p>
      <text:p text:style-name="P11"><text:span text:style-name="T2"><text:tab/>//Declaring all the operator overloading functions.</text:span></text:p>
      <text:p text:style-name="P11"><text:span text:style-name="T2"><text:tab/>//**THESE FUNCTIONS ARE MEMBER FUNCTIONS *******</text:span></text:p>
      <text:p text:style-name="P11"><text:span text:style-name="T2"><text:tab/>student operator+(student po1);//overloading + operator</text:span></text:p>
      <text:p text:style-name="P11"><text:span text:style-name="T2"><text:tab/>student operator=(student po1);//overloading assignment operator =</text:span></text:p>
      <text:p text:style-name="P11"><text:soft-page-break/><text:span text:style-name="T2"><text:tab/>student operator++();//overloading pre-increment operator</text:span></text:p>
      <text:p text:style-name="P11"><text:span text:style-name="T2"><text:tab/>student operator++(int x);//overloading post-inc operator</text:span></text:p>
      <text:p text:style-name="P11"><text:span text:style-name="T2"/></text:p>
      <text:p text:style-name="P11"><text:span text:style-name="T2"/></text:p>
      <text:p text:style-name="P11"><text:span text:style-name="T2">};</text:span></text:p>
      <text:p text:style-name="P11"><text:span text:style-name="T2">void student::set(int x, int y, int z)</text:span></text:p>
      <text:p text:style-name="P11"><text:span text:style-name="T2">{</text:span></text:p>
      <text:p text:style-name="P11"><text:span text:style-name="T2"><text:tab/>rn=x;</text:span></text:p>
      <text:p text:style-name="P11"><text:span text:style-name="T2"><text:tab/>m1=y;</text:span></text:p>
      <text:p text:style-name="P11"><text:span text:style-name="T2"><text:tab/>m2=z;</text:span></text:p>
      <text:p text:style-name="P11"><text:span text:style-name="T2">}</text:span></text:p>
      <text:p text:style-name="P11"><text:span text:style-name="T2">void student::get()</text:span></text:p>
      <text:p text:style-name="P11"><text:span text:style-name="T2">{</text:span></text:p>
      <text:p text:style-name="P11"><text:span text:style-name="T2"><text:tab/>cout&lt;&lt;rn&lt;&lt;endl&lt;&lt;m1&lt;&lt;endl&lt;&lt;m2&lt;&lt;endl;</text:span></text:p>
      <text:p text:style-name="P11"><text:span text:style-name="T2">}</text:span></text:p>
      <text:p text:style-name="P11"><text:span text:style-name="T2">void student::add()</text:span></text:p>
      <text:p text:style-name="P11"><text:span text:style-name="T2">{</text:span></text:p>
      <text:p text:style-name="P11"><text:span text:style-name="T2"><text:tab/>cout&lt;&lt;m1+m2&lt;&lt;endl;</text:span></text:p>
      <text:p text:style-name="P11"><text:span text:style-name="T2">}</text:span></text:p>
      <text:p text:style-name="P11"><text:span text:style-name="T2">//Overloading + operator: add calling obj and po to a temp obj</text:span></text:p>
      <text:p text:style-name="P11"><text:span text:style-name="T2">//return this temp obj</text:span></text:p>
      <text:p text:style-name="P11"><text:span text:style-name="T2">//rn,m1,m2 -&gt; calling obj</text:span></text:p>
      <text:p text:style-name="P11"><text:span text:style-name="T2">//po1.m1, po2.m2 -&gt; passing obj</text:span></text:p>
      <text:p text:style-name="P11"><text:span text:style-name="T2">student student::operator+(student po1)</text:span></text:p>
      <text:p text:style-name="P11"><text:span text:style-name="T2">{</text:span></text:p>
      <text:p text:style-name="P11"><text:span text:style-name="T2"><text:s text:c="4"/>student temp;</text:span></text:p>
      <text:p text:style-name="P11"><text:span text:style-name="T2"><text:s text:c="4"/>temp.rn=3;</text:span></text:p>
      <text:p text:style-name="P11"><text:span text:style-name="T2"><text:s text:c="4"/>temp.m1=m1+po1.m1;</text:span></text:p>
      <text:p text:style-name="P11"><text:span text:style-name="T2"><text:s text:c="4"/>temp.m2=m2+po1.m2;</text:span></text:p>
      <text:p text:style-name="P11"><text:span text:style-name="T2"><text:s text:c="4"/>return temp;</text:span></text:p>
      <text:p text:style-name="P11"><text:span text:style-name="T2">}</text:span></text:p>
      <text:p text:style-name="P11"><text:span text:style-name="T2">//overloading the assignment operator.</text:span></text:p>
      <text:p text:style-name="P11"><text:span text:style-name="T2">//rn,m1,m2 -&gt; calling obj</text:span></text:p>
      <text:p text:style-name="P11"><text:span text:style-name="T2">//po1.m1, po2.m2 -&gt; passing obj</text:span></text:p>
      <text:p text:style-name="P11"><text:span text:style-name="T2">student student::operator=(student po1)</text:span></text:p>
      <text:p text:style-name="P11"><text:span text:style-name="T2">{</text:span></text:p>
      <text:p text:style-name="P11"><text:span text:style-name="T2"><text:s text:c="4"/>//rn is not copied, only marks are copied.</text:span></text:p>
      <text:p text:style-name="P11"><text:span text:style-name="T2"><text:s text:c="4"/>m1=po1.m1;</text:span></text:p>
      <text:p text:style-name="P11"><text:span text:style-name="T2"><text:s text:c="4"/>m2=po1.m2;</text:span></text:p>
      <text:p text:style-name="P11"><text:soft-page-break/><text:span text:style-name="T2"><text:s text:c="4"/>//*this will return the calling object.</text:span></text:p>
      <text:p text:style-name="P11"><text:span text:style-name="T2"><text:s text:c="4"/>return *this;</text:span></text:p>
      <text:p text:style-name="P11"><text:span text:style-name="T2">}</text:span></text:p>
      <text:p text:style-name="P11"><text:span text:style-name="T2">//overloading pre-inc operator</text:span></text:p>
      <text:p text:style-name="P11"><text:span text:style-name="T2">//m1,m2 -&gt; for calling object</text:span></text:p>
      <text:p text:style-name="P11"><text:span text:style-name="T2">student student::operator++()</text:span></text:p>
      <text:p text:style-name="P11"><text:span text:style-name="T2">{</text:span></text:p>
      <text:p text:style-name="P11"><text:span text:style-name="T2"/></text:p>
      <text:p text:style-name="P11"><text:span text:style-name="T2"><text:s text:c="4"/>++m1;</text:span></text:p>
      <text:p text:style-name="P11"><text:span text:style-name="T2"><text:s text:c="4"/>++m2;</text:span></text:p>
      <text:p text:style-name="P11"><text:span text:style-name="T2"><text:s text:c="4"/>//*this will return the calling obj</text:span></text:p>
      <text:p text:style-name="P11"><text:span text:style-name="T2"><text:s text:c="4"/>return *this;</text:span></text:p>
      <text:p text:style-name="P11"><text:span text:style-name="T2">}</text:span></text:p>
      <text:p text:style-name="P11"><text:span text:style-name="T2">//overloading the post-inc operator</text:span></text:p>
      <text:p text:style-name="P11"><text:span text:style-name="T2">//To call post inc operator int x must be specified as parameter</text:span></text:p>
      <text:p text:style-name="P11"><text:span text:style-name="T2">//This int x parameter will not be used in the definition.</text:span></text:p>
      <text:p text:style-name="P11"><text:span text:style-name="T2">student student::operator++(int x)</text:span></text:p>
      <text:p text:style-name="P11"><text:span text:style-name="T2">{</text:span></text:p>
      <text:p text:style-name="P11"><text:span text:style-name="T2"><text:s text:c="4"/>//First create a temp obj</text:span></text:p>
      <text:p text:style-name="P11"><text:span text:style-name="T2"><text:s text:c="4"/>student temp;</text:span></text:p>
      <text:p text:style-name="P11"><text:span text:style-name="T2"><text:s text:c="4"/>//copy the calling object to this temp obj</text:span></text:p>
      <text:p text:style-name="P11"><text:span text:style-name="T2"><text:s text:c="4"/>temp.m1=m1;</text:span></text:p>
      <text:p text:style-name="P11"><text:span text:style-name="T2"><text:s text:c="4"/>temp.m2=m2;</text:span></text:p>
      <text:p text:style-name="P11"><text:span text:style-name="T2"><text:s text:c="4"/>//Then inc the calling object</text:span></text:p>
      <text:p text:style-name="P11"><text:span text:style-name="T2"><text:s text:c="4"/>m1++;</text:span></text:p>
      <text:p text:style-name="P11"><text:span text:style-name="T2"><text:s text:c="4"/>m2++;</text:span></text:p>
      <text:p text:style-name="P11"><text:span text:style-name="T2"><text:s text:c="4"/>//Return the temp object;</text:span></text:p>
      <text:p text:style-name="P11"><text:span text:style-name="T2"><text:s text:c="4"/>return temp;</text:span></text:p>
      <text:p text:style-name="P11"><text:span text:style-name="T2">}</text:span></text:p>
      <text:p text:style-name="P11"><text:span text:style-name="T2"/></text:p>
      <text:p text:style-name="P11"><text:span text:style-name="T2">int main()</text:span></text:p>
      <text:p text:style-name="P11"><text:span text:style-name="T2">{</text:span></text:p>
      <text:p text:style-name="P11"><text:span text:style-name="T2"><text:tab/>student obj1, obj2, obj3;</text:span></text:p>
      <text:p text:style-name="P11"><text:span text:style-name="T2"><text:tab/>obj1.set(1,3,4);</text:span></text:p>
      <text:p text:style-name="P11"><text:span text:style-name="T2"><text:tab/>obj2.set(2,97,96);</text:span></text:p>
      <text:p text:style-name="P11"><text:span text:style-name="T2"><text:tab/>obj3.set(3,-1,-1);</text:span></text:p>
      <text:p text:style-name="P11"><text:span text:style-name="T2"><text:tab/>cout&lt;&lt;"Add obj1 and obj2 and copy to obj3"&lt;&lt;endl;</text:span></text:p>
      <text:p text:style-name="P11"><text:span text:style-name="T2"><text:tab/>//obj1 is calling obj</text:span></text:p>
      <text:p text:style-name="P11"><text:span text:style-name="T2"><text:tab/>//obj2 is passing obj</text:span></text:p>
      <text:p text:style-name="P11"><text:soft-page-break/><text:span text:style-name="T2"><text:tab/>//obj3 is assigning obj</text:span></text:p>
      <text:p text:style-name="P11"><text:span text:style-name="T2"><text:tab/>obj3=obj1+obj2;//overloaded + operator fun is called</text:span></text:p>
      <text:p text:style-name="P11"><text:span text:style-name="T2"><text:tab/>obj3.get();</text:span></text:p>
      <text:p text:style-name="P11"><text:span text:style-name="T2"/></text:p>
      <text:p text:style-name="P11"><text:span text:style-name="T2"><text:tab/>cout&lt;&lt;"Assign obj1 to obj2 and obj3"&lt;&lt;endl;</text:span></text:p>
      <text:p text:style-name="P11"><text:span text:style-name="T2"><text:tab/>obj1.set(1,30,40);</text:span></text:p>
      <text:p text:style-name="P11"><text:span text:style-name="T2"><text:tab/>//obj2 is calling obj</text:span></text:p>
      <text:p text:style-name="P11"><text:span text:style-name="T2"><text:tab/>//obj1 is passing obj</text:span></text:p>
      <text:p text:style-name="P11"><text:span text:style-name="T2"><text:tab/>//obj3 is assigning obj</text:span></text:p>
      <text:p text:style-name="P11"><text:span text:style-name="T2"><text:tab/>obj3=obj2=obj1;//overloaded (=) assignment operator fun is called</text:span></text:p>
      <text:p text:style-name="P11"><text:span text:style-name="T2"><text:tab/>obj3.get();</text:span></text:p>
      <text:p text:style-name="P11"><text:span text:style-name="T2"/></text:p>
      <text:p text:style-name="P11"><text:span text:style-name="T2"><text:s text:c="4"/>cout&lt;&lt;"Pre increment obj2 and assign to obj3"&lt;&lt;endl;</text:span></text:p>
      <text:p text:style-name="P11"><text:span text:style-name="T2"><text:s text:c="4"/>obj2.set(2,9,19);</text:span></text:p>
      <text:p text:style-name="P11"><text:span text:style-name="T2"><text:s text:c="4"/>//obj2 is calling obj</text:span></text:p>
      <text:p text:style-name="P11"><text:span text:style-name="T2"><text:s text:c="4"/>//No passing obj</text:span></text:p>
      <text:p text:style-name="P11"><text:span text:style-name="T2"><text:s text:c="4"/>//obj3 is assigning obj</text:span></text:p>
      <text:p text:style-name="P11"><text:span text:style-name="T2"><text:s text:c="4"/>obj3=++obj2; //overloaded pre-inc operator fun is called</text:span></text:p>
      <text:p text:style-name="P11"><text:span text:style-name="T2"><text:s text:c="4"/>obj3.get();</text:span></text:p>
      <text:p text:style-name="P11"><text:span text:style-name="T2"/></text:p>
      <text:p text:style-name="P11"><text:span text:style-name="T2"/></text:p>
      <text:p text:style-name="P11"><text:span text:style-name="T2"><text:s text:c="4"/>cout&lt;&lt;"Post increment obj2 and assign to obj3"&lt;&lt;endl;</text:span></text:p>
      <text:p text:style-name="P11"><text:span text:style-name="T2"><text:s text:c="4"/>obj2.set(2,500,600);</text:span></text:p>
      <text:p text:style-name="P11"><text:span text:style-name="T2"><text:s text:c="4"/>//obj2 is calling obj</text:span></text:p>
      <text:p text:style-name="P11"><text:span text:style-name="T2"><text:s text:c="4"/>//No passing obj</text:span></text:p>
      <text:p text:style-name="P11"><text:span text:style-name="T2"><text:s text:c="4"/>//obj3 is assigning obj</text:span></text:p>
      <text:p text:style-name="P11"><text:span text:style-name="T2"><text:s text:c="4"/>obj3=obj2++;//overloaded post-inc operator fun is called.</text:span></text:p>
      <text:p text:style-name="P11"><text:span text:style-name="T2"><text:s text:c="4"/>obj3.get();</text:span></text:p>
      <text:p text:style-name="P11"><text:span text:style-name="T2"><text:s text:c="4"/>obj2.get();</text:span></text:p>
      <text:p text:style-name="P11"><text:span text:style-name="T2"/></text:p>
      <text:p text:style-name="P11"><text:span text:style-name="T2"/></text:p>
      <text:p text:style-name="P11"><text:span text:style-name="T2">}</text:span></text:p>
      <text:p text:style-name="P11"><text:span text:style-name="T2"/></text:p>
      <text:p text:style-name="P11"><text:span text:style-name="T2"/></text:p>
      <text:p text:style-name="P11"><text:span text:style-name="T2"/></text:p>
      <text:p text:style-name="P11"><text:span text:style-name="T2"><text:s/></text:span><text:span text:style-name="T10">Q4- </text:span><text:span text:style-name="T11">On operator overloading </text:span><text:span text:style-name="T10">using friend operator function</text:span></text:p>
      <text:p text:style-name="P1"><text:span text:style-name="T2">Create a class student. Write a program to overload +, pre-increment, post-increment</text:span></text:p>
      <text:p text:style-name="P2"><text:span text:style-name="T2">operators for this class using a </text:span><text:span text:style-name="T7">friend operator function.</text:span></text:p>
      <text:p text:style-name="P2"><text:span text:style-name="T8"><text:s/></text:span><text:span text:style-name="T7">Note: In this question a friend operator function is used for a single class. But it can</text:span></text:p>
      <text:p text:style-name="P1"><text:soft-page-break/><text:span text:style-name="T7">be used for more than one class.</text:span></text:p>
      <text:p text:style-name="P1"><text:span text:style-name="T2">Inside main create three objects and do these operations.</text:span></text:p>
      <text:p text:style-name="P1"><text:span text:style-name="T2">Obj1.set(1,20,30);</text:span></text:p>
      <text:p text:style-name="P1"><text:span text:style-name="T2">obj2.set(2, 5, 6);</text:span></text:p>
      <text:p text:style-name="P1"><text:span text:style-name="T2">Create obj3;</text:span></text:p>
      <text:p text:style-name="P1"><text:span text:style-name="T2">obj3= obj1+obj2;</text:span></text:p>
      <text:p text:style-name="P1"><text:span text:style-name="T2">obj3.get();</text:span></text:p>
      <text:p text:style-name="P1"><text:span text:style-name="T2">obj3=obj2=obj1;</text:span></text:p>
      <text:p text:style-name="P1"><text:span text:style-name="T2">obj3.get();</text:span></text:p>
      <text:p text:style-name="P1"><text:span text:style-name="T2">obj3 = ++obj2;</text:span></text:p>
      <text:p text:style-name="P1"><text:span text:style-name="T2">obj3.get()</text:span></text:p>
      <text:p text:style-name="P1"><text:span text:style-name="T2">obj2.get()</text:span></text:p>
      <text:p text:style-name="P1"><text:span text:style-name="T2">obj3 = obj2++;</text:span></text:p>
      <text:p text:style-name="P1"><text:span text:style-name="T2">obj3.get();</text:span></text:p>
      <text:p text:style-name="P2"><text:span text:style-name="T2">obj2.get();</text:span></text:p>
      <text:p text:style-name="P4"><text:span text:style-name="T2"/></text:p>
      <text:p text:style-name="P12"><text:span text:style-name="T2"/></text:p>
      <text:p text:style-name="P12"><text:span text:style-name="T2">Answer-4:</text:span></text:p>
      <text:p text:style-name="P11"><text:span text:style-name="T2"/></text:p>
      <text:p text:style-name="P11"><text:span text:style-name="T2">#include&lt;iostream&gt;</text:span></text:p>
      <text:p text:style-name="P11"><text:span text:style-name="T2">using namespace std;</text:span></text:p>
      <text:p text:style-name="P11"><text:span text:style-name="T2"/></text:p>
      <text:p text:style-name="P11"><text:span text:style-name="T2">class student</text:span></text:p>
      <text:p text:style-name="P11"><text:span text:style-name="T2">{</text:span></text:p>
      <text:p text:style-name="P11"><text:span text:style-name="T2"><text:tab/>private:</text:span></text:p>
      <text:p text:style-name="P11"><text:span text:style-name="T2"><text:tab/>int rn, m1,m2;</text:span></text:p>
      <text:p text:style-name="P11"><text:span text:style-name="T2"><text:tab/>public:</text:span></text:p>
      <text:p text:style-name="P11"><text:span text:style-name="T2"><text:tab/>void set(int , int , int);</text:span></text:p>
      <text:p text:style-name="P11"><text:span text:style-name="T2"><text:tab/>void get();</text:span></text:p>
      <text:p text:style-name="P11"><text:span text:style-name="T2"><text:tab/>void add();</text:span></text:p>
      <text:p text:style-name="P11"><text:span text:style-name="T2"><text:tab/>/*Overloaded operator functions using Member Functions are declared like this:</text:span></text:p>
      <text:p text:style-name="P11"><text:span text:style-name="T2"><text:tab/>student operator+(student po1);//overloading + operator</text:span></text:p>
      <text:p text:style-name="P11"><text:span text:style-name="T2"><text:tab/>student operator=(student po1);//overloading assignment operator =</text:span></text:p>
      <text:p text:style-name="P11"><text:span text:style-name="T2"><text:tab/>student operator++();//overloading pre-increment operator</text:span></text:p>
      <text:p text:style-name="P11"><text:span text:style-name="T2"><text:tab/>student operator++(int x);//overloading post-inc operator</text:span></text:p>
      <text:p text:style-name="P11"><text:span text:style-name="T2"><text:tab/>*/</text:span></text:p>
      <text:p text:style-name="P11"><text:span text:style-name="T2"/></text:p>
      <text:p text:style-name="P11"><text:span text:style-name="T2"><text:tab/>//overloaded operator functions using Friend Function are declared like this:</text:span></text:p>
      <text:p text:style-name="P11"><text:span text:style-name="T2"><text:tab/>//friend keyword is used and there is an extra passing object</text:span></text:p>
      <text:p text:style-name="P11"><text:soft-page-break/><text:span text:style-name="T2"><text:tab/>//There is no calling obj, so there will be an extra passing object.</text:span></text:p>
      <text:p text:style-name="P11"><text:span text:style-name="T2"><text:tab/>friend student operator+(student po1,student po2);//overloading + operator using FF</text:span></text:p>
      <text:p text:style-name="P11"><text:span text:style-name="T2"><text:tab/>//assignment operator can't be overloaded using friend fun.</text:span></text:p>
      <text:p text:style-name="P11"><text:span text:style-name="T2"><text:tab/>//friend student operator=(student po1, student po2);</text:span></text:p>
      <text:p text:style-name="P11"><text:span text:style-name="T2"><text:tab/>friend student operator++(student &amp;po1);//overloading pre-increment operator using FF</text:span></text:p>
      <text:p text:style-name="P11"><text:span text:style-name="T2"><text:tab/>friend student operator++(student &amp;po1,int x);//overloading post-inc operator using FF</text:span></text:p>
      <text:p text:style-name="P11"><text:span text:style-name="T2"/></text:p>
      <text:p text:style-name="P11"><text:span text:style-name="T2">};</text:span></text:p>
      <text:p text:style-name="P11"><text:span text:style-name="T2">void student::set(int x, int y, int z)</text:span></text:p>
      <text:p text:style-name="P11"><text:span text:style-name="T2">{</text:span></text:p>
      <text:p text:style-name="P11"><text:span text:style-name="T2"><text:tab/>rn=x;</text:span></text:p>
      <text:p text:style-name="P11"><text:span text:style-name="T2"><text:tab/>m1=y;</text:span></text:p>
      <text:p text:style-name="P11"><text:span text:style-name="T2"><text:tab/>m2=z;</text:span></text:p>
      <text:p text:style-name="P11"><text:span text:style-name="T2">}</text:span></text:p>
      <text:p text:style-name="P11"><text:span text:style-name="T2">void student::get()</text:span></text:p>
      <text:p text:style-name="P11"><text:span text:style-name="T2">{</text:span></text:p>
      <text:p text:style-name="P11"><text:span text:style-name="T2"><text:tab/>cout&lt;&lt;rn&lt;&lt;endl&lt;&lt;m1&lt;&lt;endl&lt;&lt;m2&lt;&lt;endl;</text:span></text:p>
      <text:p text:style-name="P11"><text:span text:style-name="T2">}</text:span></text:p>
      <text:p text:style-name="P11"><text:span text:style-name="T2">void student::add()</text:span></text:p>
      <text:p text:style-name="P11"><text:span text:style-name="T2">{</text:span></text:p>
      <text:p text:style-name="P11"><text:span text:style-name="T2"><text:tab/>cout&lt;&lt;m1+m2&lt;&lt;endl;</text:span></text:p>
      <text:p text:style-name="P11"><text:span text:style-name="T2">}</text:span></text:p>
      <text:p text:style-name="P11"><text:span text:style-name="T2">//Overloading + operator:</text:span></text:p>
      <text:p text:style-name="P11"><text:span text:style-name="T2">//There is no calling obj.</text:span></text:p>
      <text:p text:style-name="P11"><text:span text:style-name="T2">//There are two po</text:span></text:p>
      <text:p text:style-name="P11"><text:span text:style-name="T2">//add both po to a temp obj and return this temp obj</text:span></text:p>
      <text:p text:style-name="P11"><text:span text:style-name="T2">//po1.rn,po1.m1,po1.m2 -&gt; passing obj1</text:span></text:p>
      <text:p text:style-name="P11"><text:span text:style-name="T2">//po2.rn, po2.m1, po2.m2 -&gt; passing obj2</text:span></text:p>
      <text:p text:style-name="P11"><text:span text:style-name="T2">student operator+(student po1,student po2)</text:span></text:p>
      <text:p text:style-name="P11"><text:span text:style-name="T2">{</text:span></text:p>
      <text:p text:style-name="P11"><text:span text:style-name="T2"><text:s text:c="4"/>//create a temp obj</text:span></text:p>
      <text:p text:style-name="P11"><text:span text:style-name="T2"><text:s text:c="4"/>student temp;</text:span></text:p>
      <text:p text:style-name="P11"><text:span text:style-name="T2"><text:s text:c="4"/>temp.rn=3;</text:span></text:p>
      <text:p text:style-name="P11"><text:span text:style-name="T2"><text:s text:c="4"/>//add po1 and po2 to this temp obj</text:span></text:p>
      <text:p text:style-name="P11"><text:span text:style-name="T2"><text:s text:c="4"/>temp.m1=po1.m1+po2.m1;</text:span></text:p>
      <text:p text:style-name="P11"><text:span text:style-name="T2"><text:s text:c="4"/>temp.m2=po1.m2+po2.m2;</text:span></text:p>
      <text:p text:style-name="P11"><text:soft-page-break/><text:span text:style-name="T2"><text:s text:c="4"/>//return this temp obj</text:span></text:p>
      <text:p text:style-name="P11"><text:span text:style-name="T2"><text:s text:c="4"/>return temp;</text:span></text:p>
      <text:p text:style-name="P11"><text:span text:style-name="T2">}</text:span></text:p>
      <text:p text:style-name="P11"><text:span text:style-name="T2"/></text:p>
      <text:p text:style-name="P11"><text:span text:style-name="T2">//overloading pre-inc operator</text:span></text:p>
      <text:p text:style-name="P11"><text:span text:style-name="T2">//There is no calling obj</text:span></text:p>
      <text:p text:style-name="P11"><text:span text:style-name="T2">//There is one po and ***it is passed by reference***</text:span></text:p>
      <text:p text:style-name="P11"><text:span text:style-name="T2">//This is done to make permanent changes to this po</text:span></text:p>
      <text:p text:style-name="P11"><text:span text:style-name="T2">student operator++(student &amp;po1)</text:span></text:p>
      <text:p text:style-name="P11"><text:span text:style-name="T2">{</text:span></text:p>
      <text:p text:style-name="P11"><text:span text:style-name="T2"><text:s text:c="4"/>//create a temp obj</text:span></text:p>
      <text:p text:style-name="P11"><text:span text:style-name="T2"><text:s text:c="4"/>student temp;</text:span></text:p>
      <text:p text:style-name="P11"><text:span text:style-name="T2"><text:s text:c="4"/>//assign rn to this temp obj.</text:span></text:p>
      <text:p text:style-name="P11"><text:span text:style-name="T2"><text:s text:c="4"/>temp.rn=3;</text:span></text:p>
      <text:p text:style-name="P11"><text:span text:style-name="T2"><text:s text:c="4"/>//inc the po</text:span></text:p>
      <text:p text:style-name="P11"><text:span text:style-name="T2"><text:s text:c="4"/>++po1.m1;</text:span></text:p>
      <text:p text:style-name="P11"><text:span text:style-name="T2"><text:s text:c="4"/>++po1.m2;</text:span></text:p>
      <text:p text:style-name="P11"><text:span text:style-name="T2"><text:s text:c="4"/>//copy the po to temp</text:span></text:p>
      <text:p text:style-name="P11"><text:span text:style-name="T2"><text:s text:c="4"/>temp.m1=po1.m1;</text:span></text:p>
      <text:p text:style-name="P11"><text:span text:style-name="T2"><text:s text:c="4"/>temp.m2=po1.m2;</text:span></text:p>
      <text:p text:style-name="P11"><text:span text:style-name="T2"><text:s text:c="4"/>//return the temp obj</text:span></text:p>
      <text:p text:style-name="P11"><text:span text:style-name="T2"><text:s text:c="4"/>return temp;</text:span></text:p>
      <text:p text:style-name="P11"><text:span text:style-name="T2">}</text:span></text:p>
      <text:p text:style-name="P11"><text:span text:style-name="T2"/></text:p>
      <text:p text:style-name="P11"><text:span text:style-name="T2">//overloading the post-inc operator</text:span></text:p>
      <text:p text:style-name="P11"><text:span text:style-name="T2">//There is no calling obj</text:span></text:p>
      <text:p text:style-name="P11"><text:span text:style-name="T2">//There are two parameters: po and int x</text:span></text:p>
      <text:p text:style-name="P11"><text:span text:style-name="T2">//To call post inc operator int x must be specified as parameter</text:span></text:p>
      <text:p text:style-name="P11"><text:span text:style-name="T2">//This int x parameter will not be used in the definition.</text:span></text:p>
      <text:p text:style-name="P11"><text:span text:style-name="T2">student operator++(student &amp;po1,int x)</text:span></text:p>
      <text:p text:style-name="P11"><text:span text:style-name="T2">{</text:span></text:p>
      <text:p text:style-name="P11"><text:span text:style-name="T2"><text:s text:c="4"/>//First create a temp obj</text:span></text:p>
      <text:p text:style-name="P11"><text:span text:style-name="T2"><text:s text:c="4"/>student temp;</text:span></text:p>
      <text:p text:style-name="P11"><text:span text:style-name="T2"><text:s text:c="4"/>//copy the passing object to this temp obj</text:span></text:p>
      <text:p text:style-name="P11"><text:span text:style-name="T2"><text:s text:c="4"/>temp.rn=3;</text:span></text:p>
      <text:p text:style-name="P11"><text:span text:style-name="T2"><text:s text:c="4"/>temp.m1=po1.m1;</text:span></text:p>
      <text:p text:style-name="P11"><text:span text:style-name="T2"><text:s text:c="4"/>temp.m2=po1.m2;</text:span></text:p>
      <text:p text:style-name="P11"><text:span text:style-name="T2"><text:s text:c="4"/>//Then inc the passing object</text:span></text:p>
      <text:p text:style-name="P11"><text:span text:style-name="T2"><text:s text:c="4"/>po1.m1++;</text:span></text:p>
      <text:p text:style-name="P11"><text:soft-page-break/><text:span text:style-name="T2"><text:s text:c="4"/>po1.m2++;</text:span></text:p>
      <text:p text:style-name="P11"><text:span text:style-name="T2"><text:s text:c="4"/>//Return the temp object;</text:span></text:p>
      <text:p text:style-name="P11"><text:span text:style-name="T2"><text:s text:c="4"/>return temp;</text:span></text:p>
      <text:p text:style-name="P11"><text:span text:style-name="T2">}</text:span></text:p>
      <text:p text:style-name="P11"><text:span text:style-name="T2"/></text:p>
      <text:p text:style-name="P11"><text:span text:style-name="T2">int main()</text:span></text:p>
      <text:p text:style-name="P11"><text:span text:style-name="T2">{</text:span></text:p>
      <text:p text:style-name="P11"><text:span text:style-name="T2"><text:tab/>student obj1, obj2, obj3;</text:span></text:p>
      <text:p text:style-name="P11"><text:span text:style-name="T2"><text:tab/>obj1.set(1,3,4);</text:span></text:p>
      <text:p text:style-name="P11"><text:span text:style-name="T2"><text:tab/>obj2.set(2,97,96);</text:span></text:p>
      <text:p text:style-name="P11"><text:span text:style-name="T2"><text:tab/>obj3.set(3,-1,-1);</text:span></text:p>
      <text:p text:style-name="P11"><text:span text:style-name="T2"><text:tab/>cout&lt;&lt;"Add obj1 and obj2 and copy to obj3"&lt;&lt;endl;</text:span></text:p>
      <text:p text:style-name="P11"><text:span text:style-name="T2"><text:tab/>//There is no calling obj because it is a FF</text:span></text:p>
      <text:p text:style-name="P11"><text:span text:style-name="T2"><text:tab/>//obj1 is passing obj or po1</text:span></text:p>
      <text:p text:style-name="P11"><text:span text:style-name="T2"><text:tab/>//obj2 is passing obj or po2</text:span></text:p>
      <text:p text:style-name="P11"><text:span text:style-name="T2"><text:tab/>//obj3 is assigning obj</text:span></text:p>
      <text:p text:style-name="P11"><text:span text:style-name="T2"><text:tab/>obj3=obj1+obj2;//overloaded + operator fun is called</text:span></text:p>
      <text:p text:style-name="P11"><text:span text:style-name="T2"><text:tab/>obj3.get();</text:span></text:p>
      <text:p text:style-name="P11"><text:span text:style-name="T2"/></text:p>
      <text:p text:style-name="P11"><text:span text:style-name="T2"/></text:p>
      <text:p text:style-name="P11"><text:span text:style-name="T2"><text:s text:c="4"/>cout&lt;&lt;"Pre increment obj2 and assign to obj3"&lt;&lt;endl;</text:span></text:p>
      <text:p text:style-name="P11"><text:span text:style-name="T2"><text:s text:c="4"/>obj2.set(2,9,19);</text:span></text:p>
      <text:p text:style-name="P11"><text:span text:style-name="T2"><text:s text:c="4"/>//There is no calling obj</text:span></text:p>
      <text:p text:style-name="P11"><text:span text:style-name="T2"><text:s text:c="4"/>//obj2 is passing obj or po1</text:span></text:p>
      <text:p text:style-name="P11"><text:span text:style-name="T2"><text:s text:c="4"/>//obj3 is assigning obj</text:span></text:p>
      <text:p text:style-name="P11"><text:span text:style-name="T2"><text:s text:c="4"/>obj3=++obj2; //overloaded pre-inc operator fun is called</text:span></text:p>
      <text:p text:style-name="P11"><text:span text:style-name="T2"><text:s text:c="4"/>obj3.get();</text:span></text:p>
      <text:p text:style-name="P11"><text:span text:style-name="T2"><text:s text:c="4"/>obj2.get();</text:span></text:p>
      <text:p text:style-name="P11"><text:span text:style-name="T2"/></text:p>
      <text:p text:style-name="P11"><text:span text:style-name="T2"><text:s text:c="4"/>cout&lt;&lt;"Post increment obj2 and assign to obj3"&lt;&lt;endl;</text:span></text:p>
      <text:p text:style-name="P11"><text:span text:style-name="T2"><text:s text:c="4"/>obj2.set(2,500,600);</text:span></text:p>
      <text:p text:style-name="P11"><text:span text:style-name="T2"><text:s text:c="4"/>//There is no calling obj because it is a FF</text:span></text:p>
      <text:p text:style-name="P11"><text:span text:style-name="T2"><text:s text:c="4"/>//obj2 is passing obj or po1</text:span></text:p>
      <text:p text:style-name="P11"><text:span text:style-name="T2"><text:s text:c="4"/>//obj3 is assigning obj</text:span></text:p>
      <text:p text:style-name="P11"><text:span text:style-name="T2"><text:s text:c="4"/>obj3=obj2++;//overloaded post-inc operator fun is called.</text:span></text:p>
      <text:p text:style-name="P11"><text:span text:style-name="T2"><text:s text:c="4"/>obj3.get();</text:span></text:p>
      <text:p text:style-name="P11"><text:span text:style-name="T2"><text:s text:c="4"/>obj2.get();</text:span></text:p>
      <text:p text:style-name="P11"><text:span text:style-name="T2"/></text:p>
      <text:p text:style-name="P11"><text:span text:style-name="T2">}</text:span></text:p>
      <text:p text:style-name="P11"><text:soft-page-break/><text:span text:style-name="T2"/></text:p>
      <text:p text:style-name="P11"><text:span text:style-name="T2"><text:s/></text:span><text:span text:style-name="T10">Q5- What are </text:span><text:span text:style-name="T11">references </text:span><text:span text:style-name="T10">in C++ ? What is the difference between a reference and a</text:span></text:p>
      <text:p text:style-name="P2"><text:span text:style-name="T2">pointer ? Give an example of how you will create a reference for a variable in c++ ?</text:span></text:p>
      <text:p text:style-name="P11"><text:span text:style-name="T2"/></text:p>
      <text:p text:style-name="P13"><text:span text:style-name="T2">Answer-5</text:span></text:p>
      <text:p text:style-name="P13"><text:span text:style-name="T2">References are a feature of c++. They can be an alternative to pointers. </text:span></text:p>
      <text:p text:style-name="P13"><text:span text:style-name="T2">References are implicit pointers. When you create a reference for a variable , you are using that as another name for that variable. Now whatever, changes you make to a reference, it <text:s/>will be reflected in the variable.</text:span></text:p>
      <text:p text:style-name="P13"><text:span text:style-name="T2"/></text:p>
      <text:p text:style-name="P13"><text:span text:style-name="T2">Creating a reference:</text:span></text:p>
      <text:p text:style-name="P13"><text:span text:style-name="T2">int a=10;</text:span></text:p>
      <text:p text:style-name="P13"><text:span text:style-name="T2">int &amp;b=a; //b is now a reference to a</text:span></text:p>
      <text:p text:style-name="P13"><text:span text:style-name="T2">//now b is another name for a. Whatever change you make in b will be reflected in a</text:span></text:p>
      <text:p text:style-name="P13"><text:span text:style-name="T2"/></text:p>
      <text:p text:style-name="P13"><text:span text:style-name="T2">b=20;</text:span></text:p>
      <text:p text:style-name="P13"><text:span text:style-name="T2">cout&lt;&lt;a&lt;&lt;b;</text:span></text:p>
      <text:p text:style-name="P13"><text:span text:style-name="T2"/></text:p>
      <text:p text:style-name="P13"><text:span text:style-name="T2">//output will be 20, 20</text:span></text:p>
      <text:p text:style-name="P13"><text:span text:style-name="T2">//Remember, whatever change you make to b will be reflected in a and vice versa.</text:span></text:p>
      <text:p text:style-name="P13"><text:span text:style-name="T2"/></text:p>
      <text:p text:style-name="P13"><text:span text:style-name="T2"/></text:p>
      <text:p text:style-name="P5"><text:span text:style-name="T2"><text:s/>Q6- WAP to swap two variables using </text:span><text:span text:style-name="T7">Call by value, Call by address, and Call by</text:span></text:p>
      <text:p text:style-name="P5"><text:span text:style-name="T7">Reference ?</text:span></text:p>
      <text:p text:style-name="P13"><text:span text:style-name="T7"/></text:p>
      <text:p text:style-name="P15"><text:span text:style-name="T9">Answer-6</text:span></text:p>
      <text:p text:style-name="P13"><text:span text:style-name="T2">#include&lt;iostream&gt;</text:span></text:p>
      <text:p text:style-name="P13"><text:span text:style-name="T2">using namespace std;</text:span></text:p>
      <text:p text:style-name="P13"><text:span text:style-name="T2">void cbv(int x, int y)</text:span></text:p>
      <text:p text:style-name="P13"><text:span text:style-name="T2">{</text:span></text:p>
      <text:p text:style-name="P13"><text:span text:style-name="T2"><text:s text:c="4"/>int temp;</text:span></text:p>
      <text:p text:style-name="P13"><text:span text:style-name="T2"><text:s text:c="4"/>temp=x;</text:span></text:p>
      <text:p text:style-name="P13"><text:span text:style-name="T2"><text:s text:c="4"/>x=y;</text:span></text:p>
      <text:p text:style-name="P13"><text:span text:style-name="T2"><text:s text:c="4"/>y=temp;</text:span></text:p>
      <text:p text:style-name="P13"><text:span text:style-name="T2">}</text:span></text:p>
      <text:p text:style-name="P13"><text:span text:style-name="T2">void cba(int *x, int *y)</text:span></text:p>
      <text:p text:style-name="P13"><text:span text:style-name="T2">{</text:span></text:p>
      <text:p text:style-name="P13"><text:span text:style-name="T2"><text:s text:c="4"/>int temp;</text:span></text:p>
      <text:p text:style-name="P13"><text:span text:style-name="T2"><text:s text:c="4"/>temp=*x;</text:span></text:p>
      <text:p text:style-name="P13"><text:soft-page-break/><text:span text:style-name="T2"><text:s text:c="4"/>*x=*y;</text:span></text:p>
      <text:p text:style-name="P13"><text:span text:style-name="T2"><text:s text:c="4"/>*y=temp;</text:span></text:p>
      <text:p text:style-name="P13"><text:span text:style-name="T2">}</text:span></text:p>
      <text:p text:style-name="P13"><text:span text:style-name="T2">void cbr(int &amp;x, int &amp;y)</text:span></text:p>
      <text:p text:style-name="P13"><text:span text:style-name="T2">{</text:span></text:p>
      <text:p text:style-name="P13"><text:span text:style-name="T2"><text:s text:c="4"/>int temp;</text:span></text:p>
      <text:p text:style-name="P13"><text:span text:style-name="T2"><text:s text:c="4"/>temp=x;</text:span></text:p>
      <text:p text:style-name="P13"><text:span text:style-name="T2"><text:s text:c="4"/>x=y;</text:span></text:p>
      <text:p text:style-name="P13"><text:span text:style-name="T2"><text:s text:c="4"/>y=temp;</text:span></text:p>
      <text:p text:style-name="P13"><text:span text:style-name="T2">}</text:span></text:p>
      <text:p text:style-name="P13"><text:span text:style-name="T2">int main()</text:span></text:p>
      <text:p text:style-name="P13"><text:span text:style-name="T2">{</text:span></text:p>
      <text:p text:style-name="P13"><text:span text:style-name="T2"><text:s text:c="4"/>int a=10, b=20;</text:span></text:p>
      <text:p text:style-name="P13"><text:span text:style-name="T2"><text:s text:c="4"/>cout&lt;&lt;"a and b before CallByValue "&lt;&lt;a&lt;&lt;" "&lt;&lt;b&lt;&lt;endl;</text:span></text:p>
      <text:p text:style-name="P13"><text:span text:style-name="T2"><text:s text:c="4"/>cbv(a,b);</text:span></text:p>
      <text:p text:style-name="P13"><text:span text:style-name="T2"><text:s text:c="4"/>cout&lt;&lt;"a and b after CallByValue "&lt;&lt;a&lt;&lt;" "&lt;&lt;b&lt;&lt;endl;</text:span></text:p>
      <text:p text:style-name="P13"><text:span text:style-name="T2"/></text:p>
      <text:p text:style-name="P13"><text:span text:style-name="T2"><text:s text:c="4"/>a=50;</text:span></text:p>
      <text:p text:style-name="P13"><text:span text:style-name="T2"><text:s text:c="4"/>b=60;</text:span></text:p>
      <text:p text:style-name="P13"><text:span text:style-name="T2"><text:s text:c="4"/>cout&lt;&lt;"a and b before CallByAddress "&lt;&lt;a&lt;&lt;" "&lt;&lt;b&lt;&lt;endl;</text:span></text:p>
      <text:p text:style-name="P13"><text:span text:style-name="T2"><text:s text:c="4"/>cba(&amp;a,&amp;b);</text:span></text:p>
      <text:p text:style-name="P13"><text:span text:style-name="T2"><text:s text:c="4"/>cout&lt;&lt;"a and b after CallByAddress "&lt;&lt;a&lt;&lt;" "&lt;&lt;b&lt;&lt;endl;</text:span></text:p>
      <text:p text:style-name="P13"><text:span text:style-name="T2"/></text:p>
      <text:p text:style-name="P13"><text:span text:style-name="T2"><text:s text:c="4"/>a=45;</text:span></text:p>
      <text:p text:style-name="P13"><text:span text:style-name="T2"><text:s text:c="4"/>b=54;</text:span></text:p>
      <text:p text:style-name="P13"><text:span text:style-name="T2"><text:s text:c="4"/>cout&lt;&lt;"a and b before CallByReference "&lt;&lt;a&lt;&lt;" "&lt;&lt;b&lt;&lt;endl;</text:span></text:p>
      <text:p text:style-name="P13"><text:span text:style-name="T2"><text:s text:c="4"/>cbr(a,b);</text:span></text:p>
      <text:p text:style-name="P13"><text:span text:style-name="T2"><text:s text:c="4"/>cout&lt;&lt;"a and b after CallByReference "&lt;&lt;a&lt;&lt;" "&lt;&lt;b&lt;&lt;endl;</text:span></text:p>
      <text:p text:style-name="P13"><text:span text:style-name="T2"/></text:p>
      <text:p text:style-name="P13"><text:span text:style-name="T2">}</text:span></text:p>
      <text:p text:style-name="P11"><text:span text:style-name="T2"/></text:p>
      <text:p text:style-name="P11"><text:span text:style-name="T2"/></text:p>
      <text:p text:style-name="P11"><text:span text:style-name="T2"><text:s/></text:span><text:span text:style-name="T10">Q7- What are dynamic objects? In how many ways can you create Dynamic objects in</text:span></text:p>
      <text:p text:style-name="P2"><text:span text:style-name="T2">C++ ?</text:span></text:p>
      <text:p text:style-name="P11"><text:span text:style-name="T2"/></text:p>
      <text:p text:style-name="P14"><text:span text:style-name="T2">Answer-7</text:span></text:p>
      <text:p text:style-name="P14"><text:span text:style-name="T2">Those obj for which you allocate memory during run time are called Dynamic objects. There are three ways to create a dynamic obj – using malloc fun, calloc fun or new operator.</text:span></text:p>
      <text:p text:style-name="P14"><text:soft-page-break/><text:span text:style-name="T2">You can create dynamically allocated arrays of object using these operators</text:span></text:p>
      <text:p text:style-name="P14"><text:span text:style-name="T2"/></text:p>
      <text:p text:style-name="P14"><text:span text:style-name="T2"/></text:p>
      <text:p text:style-name="P14"><text:span text:style-name="T2"><text:s/></text:span><text:span text:style-name="T10">Q8- On </text:span><text:span text:style-name="T11">Dynamic Objects using new operator.</text:span></text:p>
      <text:p text:style-name="P1"><text:span text:style-name="T2">WAP to create a class student. Create an array of objects dynamically using new</text:span></text:p>
      <text:p text:style-name="P1"><text:span text:style-name="T2">operator. The number of objects in array should be input by user during runtime.</text:span></text:p>
      <text:p text:style-name="P1"><text:span text:style-name="T2">During runtime , input the value 3 and call set , get, add fun for these 3 dynamic</text:span></text:p>
      <text:p text:style-name="P6"><text:span text:style-name="T2">objects.</text:span></text:p>
      <text:p text:style-name="P14"><text:span text:style-name="T2"/></text:p>
      <text:p text:style-name="P16"><text:span text:style-name="T2">Answer-8</text:span></text:p>
      <text:p text:style-name="P14"><text:span text:style-name="T2">#include&lt;iostream&gt;</text:span></text:p>
      <text:p text:style-name="P14"><text:span text:style-name="T2">using namespace std;</text:span></text:p>
      <text:p text:style-name="P14"><text:span text:style-name="T2"><text:s/>class student</text:span></text:p>
      <text:p text:style-name="P14"><text:span text:style-name="T2"><text:s/>{</text:span></text:p>
      <text:p text:style-name="P14"><text:span text:style-name="T2"><text:s text:c="4"/>private:</text:span></text:p>
      <text:p text:style-name="P14"><text:span text:style-name="T2"><text:s text:c="4"/>int rn,m1,m2;</text:span></text:p>
      <text:p text:style-name="P14"><text:span text:style-name="T2"><text:s text:c="4"/>public:</text:span></text:p>
      <text:p text:style-name="P14"><text:span text:style-name="T2"><text:s text:c="4"/>void set(int x , int y,int z);</text:span></text:p>
      <text:p text:style-name="P14"><text:span text:style-name="T2"><text:s text:c="4"/>void get();</text:span></text:p>
      <text:p text:style-name="P14"><text:span text:style-name="T2"><text:s text:c="4"/>void add();</text:span></text:p>
      <text:p text:style-name="P14"><text:span text:style-name="T2"/></text:p>
      <text:p text:style-name="P14"><text:span text:style-name="T2"/></text:p>
      <text:p text:style-name="P14"><text:span text:style-name="T2"><text:s/>};</text:span></text:p>
      <text:p text:style-name="P14"><text:span text:style-name="T2"/></text:p>
      <text:p text:style-name="P14"><text:span text:style-name="T2"><text:s/>void student::set(int x , int y,int z)</text:span></text:p>
      <text:p text:style-name="P14"><text:span text:style-name="T2"><text:s/>{</text:span></text:p>
      <text:p text:style-name="P14"><text:span text:style-name="T2"><text:s text:c="4"/>rn=x;</text:span></text:p>
      <text:p text:style-name="P14"><text:span text:style-name="T2"><text:s text:c="4"/>m1=y;</text:span></text:p>
      <text:p text:style-name="P14"><text:span text:style-name="T2"><text:s text:c="4"/>m2=z;</text:span></text:p>
      <text:p text:style-name="P14"><text:span text:style-name="T2"><text:s/>}</text:span></text:p>
      <text:p text:style-name="P14"><text:span text:style-name="T2"/></text:p>
      <text:p text:style-name="P14"><text:span text:style-name="T2"><text:s/>void student::get()</text:span></text:p>
      <text:p text:style-name="P14"><text:span text:style-name="T2"><text:s/>{</text:span></text:p>
      <text:p text:style-name="P14"><text:span text:style-name="T2"><text:s text:c="4"/>cout&lt;&lt;rn&lt;&lt;endl&lt;&lt;m1&lt;&lt;endl&lt;&lt;m2&lt;&lt;endl;</text:span></text:p>
      <text:p text:style-name="P14"><text:span text:style-name="T2"><text:s/>}</text:span></text:p>
      <text:p text:style-name="P14"><text:span text:style-name="T2"><text:s/>void student::add()</text:span></text:p>
      <text:p text:style-name="P14"><text:span text:style-name="T2"><text:s/>{</text:span></text:p>
      <text:p text:style-name="P14"><text:span text:style-name="T2"><text:s text:c="4"/>cout&lt;&lt;m1+m2&lt;&lt;endl;</text:span></text:p>
      <text:p text:style-name="P14"><text:span text:style-name="T2"><text:s/>}</text:span></text:p>
      <text:p text:style-name="P14"><text:soft-page-break/><text:span text:style-name="T2"/></text:p>
      <text:p text:style-name="P14"><text:span text:style-name="T2"><text:s/>int main()</text:span></text:p>
      <text:p text:style-name="P14"><text:span text:style-name="T2"><text:s/>{</text:span></text:p>
      <text:p text:style-name="P14"><text:span text:style-name="T2"><text:s text:c="4"/>int n;</text:span></text:p>
      <text:p text:style-name="P14"><text:span text:style-name="T2"><text:s text:c="4"/>cout&lt;&lt;"How many elements do you want in array of objects "&lt;&lt;endl;</text:span></text:p>
      <text:p text:style-name="P14"><text:span text:style-name="T2"><text:s text:c="4"/>cin&gt;&gt;n;</text:span></text:p>
      <text:p text:style-name="P14"><text:span text:style-name="T2"><text:s text:c="4"/>//create dynamic objects of n elements using new operator:</text:span></text:p>
      <text:p text:style-name="P14"><text:span text:style-name="T2"><text:s text:c="4"/>//First create a pointer</text:span></text:p>
      <text:p text:style-name="P14"><text:span text:style-name="T2"><text:s text:c="4"/>student *arr_obj;</text:span></text:p>
      <text:p text:style-name="P14"><text:span text:style-name="T2"><text:s text:c="4"/>//Use new operator to allocate memory for three objects</text:span></text:p>
      <text:p text:style-name="P14"><text:span text:style-name="T2"><text:s text:c="4"/>arr_obj=new student[n];</text:span></text:p>
      <text:p text:style-name="P14"><text:span text:style-name="T2"/></text:p>
      <text:p text:style-name="P14"><text:span text:style-name="T2"><text:s text:c="4"/>//Calling set function for these objects using loop</text:span></text:p>
      <text:p text:style-name="P14"><text:span text:style-name="T2"><text:s text:c="4"/>for(int i=0; i&lt;n;i++)</text:span></text:p>
      <text:p text:style-name="P14"><text:span text:style-name="T2"><text:s text:c="4"/>{</text:span></text:p>
      <text:p text:style-name="P14"><text:span text:style-name="T2"><text:s text:c="8"/>int a,b,c;</text:span></text:p>
      <text:p text:style-name="P14"><text:span text:style-name="T2"><text:s text:c="8"/>cout&lt;&lt;"input values for object: "&lt;&lt;i&lt;&lt;endl;</text:span></text:p>
      <text:p text:style-name="P14"><text:span text:style-name="T2"><text:s text:c="8"/>cin&gt;&gt;a&gt;&gt;b&gt;&gt;c;</text:span></text:p>
      <text:p text:style-name="P14"><text:span text:style-name="T2"><text:s text:c="8"/>arr_obj[i].set(a,b,c);</text:span></text:p>
      <text:p text:style-name="P14"><text:span text:style-name="T2"><text:s text:c="4"/>}</text:span></text:p>
      <text:p text:style-name="P14"><text:span text:style-name="T2"><text:s text:c="4"/>//calling get function for these objects using loop</text:span></text:p>
      <text:p text:style-name="P14"><text:span text:style-name="T2"><text:s text:c="4"/>for(int i=0;i&lt;n;i++)</text:span></text:p>
      <text:p text:style-name="P14"><text:span text:style-name="T2"><text:s text:c="4"/>{</text:span></text:p>
      <text:p text:style-name="P14"><text:span text:style-name="T2"><text:s text:c="8"/>cout&lt;&lt;"print values for object: "&lt;&lt;i&lt;&lt;endl;</text:span></text:p>
      <text:p text:style-name="P14"><text:span text:style-name="T2"><text:s text:c="8"/>arr_obj[i].get();</text:span></text:p>
      <text:p text:style-name="P14"><text:span text:style-name="T2"><text:s text:c="4"/>}</text:span></text:p>
      <text:p text:style-name="P14"><text:span text:style-name="T2"><text:s text:c="4"/>//calling add fun for these obj using loops</text:span></text:p>
      <text:p text:style-name="P14"><text:span text:style-name="T2"><text:s text:c="4"/>for(int i=0;i&lt;n;i++)</text:span></text:p>
      <text:p text:style-name="P14"><text:span text:style-name="T2"><text:s text:c="4"/>{</text:span></text:p>
      <text:p text:style-name="P14"><text:span text:style-name="T2"><text:s text:c="8"/>cout&lt;&lt;"print sum for object: "&lt;&lt;i&lt;&lt;endl;</text:span></text:p>
      <text:p text:style-name="P14"><text:span text:style-name="T2"><text:s text:c="8"/>arr_obj[i].add();</text:span></text:p>
      <text:p text:style-name="P14"><text:span text:style-name="T2"><text:s text:c="4"/>}</text:span></text:p>
      <text:p text:style-name="P14"><text:span text:style-name="T2"/></text:p>
      <text:p text:style-name="P14"><text:span text:style-name="T2"><text:s/>}</text:span></text:p>
      <text:p text:style-name="P14"><text:span text:style-name="T2"/></text:p>
      <text:p text:style-name="P14"><text:span text:style-name="T2"/></text:p>
      <text:p text:style-name="P14"><text:span text:style-name="T2"/></text:p>
      <text:p text:style-name="P14"><text:span text:style-name="T2"><text:s/></text:span><text:span text:style-name="T10">Q9- What is a </text:span><text:span text:style-name="T11">Scope resolution operator</text:span><text:span text:style-name="T10">? List three uses of scope resolution operator.</text:span></text:p>
      <text:p text:style-name="P14"><text:span text:style-name="T2"/></text:p>
      <text:p text:style-name="P17"><text:soft-page-break/><text:span text:style-name="T2">Answer-9</text:span></text:p>
      <text:p text:style-name="P17"><text:span text:style-name="T2">Scope resolution operator is ::</text:span></text:p>
      <text:p text:style-name="P17"><text:span text:style-name="T2">1-It can be used while defining member fun of a class</text:span></text:p>
      <text:p text:style-name="P17"><text:span text:style-name="T2">void student::set(int x, int y, int z);</text:span></text:p>
      <text:p text:style-name="P17"><text:span text:style-name="T2"/></text:p>
      <text:p text:style-name="P17"><text:span text:style-name="T2">2-It can be used while accessing a namespace</text:span></text:p>
      <text:p text:style-name="P17"><text:span text:style-name="T2">std::cout&lt;&lt;”hello world”&lt;&lt;endl;</text:span></text:p>
      <text:p text:style-name="P17"><text:span text:style-name="T2"/></text:p>
      <text:p text:style-name="P17"><text:span text:style-name="T2">3-It can be used to access a global variable</text:span></text:p>
      <text:p text:style-name="P17"><text:span text:style-name="T2">eg. if there are local and global var of same name then , global var becomes hidden. In that case SRO is used to access the global variable</text:span></text:p>
      <text:p text:style-name="P17"><text:span text:style-name="T2"/></text:p>
      <text:p text:style-name="P17"><text:span text:style-name="T2">int a;</text:span></text:p>
      <text:p text:style-name="P17"><text:span text:style-name="T2">int main()</text:span></text:p>
      <text:p text:style-name="P17"><text:span text:style-name="T2">{</text:span></text:p>
      <text:p text:style-name="P17"><text:span text:style-name="T2"><text:tab/>int a;</text:span></text:p>
      <text:p text:style-name="P17"><text:span text:style-name="T2"><text:tab/>cout&lt;&lt;a; // local a is printed;</text:span></text:p>
      <text:p text:style-name="P17"><text:span text:style-name="T2"><text:tab/>cout&lt;&lt;::a //global a is printed;</text:span></text:p>
      <text:p text:style-name="P17"><text:span text:style-name="T2">}</text:span></text:p>
      <text:p text:style-name="P17"><text:span text:style-name="T2"/></text:p>
      <text:p text:style-name="P7"><text:span text:style-name="T2"><text:s/>Q10- What is function overloading? Why is it done? What rule must be followed for</text:span></text:p>
      <text:p text:style-name="P7"><text:span text:style-name="T2">function overloading?</text:span></text:p>
      <text:p text:style-name="P17"><text:span text:style-name="T2"/></text:p>
      <text:p text:style-name="P18"><text:span text:style-name="T2">Answer-10</text:span></text:p>
      <text:p text:style-name="P18"><text:span text:style-name="T2">Fun overloading means to write several fun with same names. It is a feature of oops and only allowed in c but not in c++.</text:span></text:p>
      <text:p text:style-name="P18"><text:span text:style-name="T2"/></text:p>
      <text:p text:style-name="P18"><text:span text:style-name="T2">FO allows us to use same name for different fun. It makes it easier as we do not have to use different names for fun.</text:span></text:p>
      <text:p text:style-name="P18"><text:span text:style-name="T2"/></text:p>
      <text:p text:style-name="P18"><text:span text:style-name="T2">Rule:</text:span></text:p>
      <text:p text:style-name="P18"><text:span text:style-name="T2">All the fun shud have different parameters.</text:span></text:p>
      <text:p text:style-name="P18"><text:span text:style-name="T2"/></text:p>
      <text:p text:style-name="P18"><text:span text:style-name="T2"/></text:p>
      <text:p text:style-name="P8"><text:span text:style-name="T2"><text:s/>Q11- On </text:span><text:span text:style-name="T7">Function Overloading</text:span></text:p>
      <text:p text:style-name="P8"><text:span text:style-name="T2">Do not use any class. Overload a simple sum function three times without any class.</text:span></text:p>
      <text:p text:style-name="P8"><text:span text:style-name="T2"/></text:p>
      <text:p text:style-name="P8"><text:span text:style-name="T2"/></text:p>
      <text:p text:style-name="P18"><text:span text:style-name="T2"/></text:p>
      <text:p text:style-name="P18"><text:soft-page-break/><text:span text:style-name="T2">Answer-11</text:span></text:p>
      <text:p text:style-name="P18"><text:span text:style-name="T2"/></text:p>
      <text:p text:style-name="P18"><text:span text:style-name="T2">#include&lt;iostream&gt;</text:span></text:p>
      <text:p text:style-name="P18"><text:span text:style-name="T2">using namespace std;</text:span></text:p>
      <text:p text:style-name="P18"><text:span text:style-name="T2">//Three fun are created.</text:span></text:p>
      <text:p text:style-name="P18"><text:span text:style-name="T2">//All have same name i.e add. So this is called fun overloading</text:span></text:p>
      <text:p text:style-name="P18"><text:span text:style-name="T2">//But the parameters in all three fun are different.</text:span></text:p>
      <text:p text:style-name="P18"><text:span text:style-name="T2"/></text:p>
      <text:p text:style-name="P18"><text:span text:style-name="T2">void add(int x, int y)</text:span></text:p>
      <text:p text:style-name="P18"><text:span text:style-name="T2">{</text:span></text:p>
      <text:p text:style-name="P18"><text:span text:style-name="T2"><text:s text:c="4"/>cout&lt;&lt;"fun with two parameters"&lt;&lt;endl;</text:span></text:p>
      <text:p text:style-name="P18"><text:span text:style-name="T2"><text:s text:c="4"/>cout&lt;&lt;x+y&lt;&lt;endl;</text:span></text:p>
      <text:p text:style-name="P18"><text:span text:style-name="T2"/></text:p>
      <text:p text:style-name="P18"><text:span text:style-name="T2">}</text:span></text:p>
      <text:p text:style-name="P18"><text:span text:style-name="T2">void add(int x, int y, int z)</text:span></text:p>
      <text:p text:style-name="P18"><text:span text:style-name="T2">{</text:span></text:p>
      <text:p text:style-name="P18"><text:span text:style-name="T2"><text:s text:c="4"/>cout&lt;&lt;"fun with three parameters"&lt;&lt;endl;</text:span></text:p>
      <text:p text:style-name="P18"><text:span text:style-name="T2"><text:s text:c="4"/>cout&lt;&lt;x+y+z&lt;&lt;endl;</text:span></text:p>
      <text:p text:style-name="P18"><text:span text:style-name="T2">}</text:span></text:p>
      <text:p text:style-name="P18"><text:span text:style-name="T2">void add(char x, char y)</text:span></text:p>
      <text:p text:style-name="P18"><text:span text:style-name="T2">{</text:span></text:p>
      <text:p text:style-name="P18"><text:span text:style-name="T2"><text:s text:c="4"/>cout&lt;&lt;"fun with character parameters"&lt;&lt;endl;</text:span></text:p>
      <text:p text:style-name="P18"><text:span text:style-name="T2"><text:s text:c="4"/>cout&lt;&lt;x+y&lt;&lt;endl;</text:span></text:p>
      <text:p text:style-name="P18"><text:span text:style-name="T2">}</text:span></text:p>
      <text:p text:style-name="P18"><text:span text:style-name="T2">int main()</text:span></text:p>
      <text:p text:style-name="P18"><text:span text:style-name="T2">{</text:span></text:p>
      <text:p text:style-name="P18"><text:span text:style-name="T2"><text:s text:c="4"/>//call the add fun with different parameters.</text:span></text:p>
      <text:p text:style-name="P18"><text:span text:style-name="T2"><text:s text:c="4"/>add(1,19);//output will be 20</text:span></text:p>
      <text:p text:style-name="P18"><text:span text:style-name="T2"><text:s text:c="4"/>add(10,10,10);//output will be 30</text:span></text:p>
      <text:p text:style-name="P18"><text:span text:style-name="T2"><text:s text:c="4"/>add('a', 'b');//output will be ascii value of a and b = (97+98=195)</text:span></text:p>
      <text:p text:style-name="P18"><text:span text:style-name="T2">}</text:span></text:p>
      <text:p text:style-name="P18"><text:span text:style-name="T2"/></text:p>
      <text:p text:style-name="P18"><text:span text:style-name="T2"/></text:p>
      <text:p text:style-name="P18"><text:span text:style-name="T2"><text:s/></text:span><text:span text:style-name="T10">Q12- On </text:span><text:span text:style-name="T11">Function overloading with class</text:span></text:p>
      <text:p text:style-name="P8"><text:span text:style-name="T2">Overload the set function two time in student class</text:span></text:p>
      <text:p text:style-name="P8"><text:span text:style-name="T2"/></text:p>
      <text:p text:style-name="P18"><text:span text:style-name="T2">Answer-12</text:span></text:p>
      <text:p text:style-name="P18"><text:span text:style-name="T2">#include&lt;iostream&gt;</text:span></text:p>
      <text:p text:style-name="P18"><text:span text:style-name="T2">using namespace std;</text:span></text:p>
      <text:p text:style-name="P18"><text:soft-page-break/><text:span text:style-name="T2"/></text:p>
      <text:p text:style-name="P18"><text:span text:style-name="T2">class student</text:span></text:p>
      <text:p text:style-name="P18"><text:span text:style-name="T2">{</text:span></text:p>
      <text:p text:style-name="P18"><text:span text:style-name="T2"><text:tab/>private:</text:span></text:p>
      <text:p text:style-name="P18"><text:span text:style-name="T2"><text:tab/>int rn, m1,m2;</text:span></text:p>
      <text:p text:style-name="P18"><text:span text:style-name="T2"><text:tab/>public:</text:span></text:p>
      <text:p text:style-name="P18"><text:span text:style-name="T2"><text:tab/> <text:s text:c="3"/>//Declare two set functions here, with different parameters</text:span></text:p>
      <text:p text:style-name="P18"><text:span text:style-name="T2"><text:tab/>void set(int , int , int);</text:span></text:p>
      <text:p text:style-name="P18"><text:span text:style-name="T2"><text:tab/>void set(int);</text:span></text:p>
      <text:p text:style-name="P18"><text:span text:style-name="T2"><text:tab/>void get();</text:span></text:p>
      <text:p text:style-name="P18"><text:span text:style-name="T2"><text:tab/>void add();</text:span></text:p>
      <text:p text:style-name="P18"><text:span text:style-name="T2"/></text:p>
      <text:p text:style-name="P18"><text:span text:style-name="T2"/></text:p>
      <text:p text:style-name="P18"><text:span text:style-name="T2">};</text:span></text:p>
      <text:p text:style-name="P18"><text:span text:style-name="T2">void student::set(int x, int y, int z)</text:span></text:p>
      <text:p text:style-name="P18"><text:span text:style-name="T2">{</text:span></text:p>
      <text:p text:style-name="P18"><text:span text:style-name="T2"><text:s text:c="4"/>//This set will assign values to all variables</text:span></text:p>
      <text:p text:style-name="P18"><text:span text:style-name="T2"><text:tab/>rn=x;</text:span></text:p>
      <text:p text:style-name="P18"><text:span text:style-name="T2"><text:tab/>m1=y;</text:span></text:p>
      <text:p text:style-name="P18"><text:span text:style-name="T2"><text:tab/>m2=z;</text:span></text:p>
      <text:p text:style-name="P18"><text:span text:style-name="T2">}</text:span></text:p>
      <text:p text:style-name="P18"><text:span text:style-name="T2">void student::set(int x)</text:span></text:p>
      <text:p text:style-name="P18"><text:span text:style-name="T2">{</text:span></text:p>
      <text:p text:style-name="P18"><text:span text:style-name="T2"><text:s text:c="4"/>//This set will assign values to only rn.</text:span></text:p>
      <text:p text:style-name="P18"><text:span text:style-name="T2"><text:s text:c="4"/>rn=x;</text:span></text:p>
      <text:p text:style-name="P18"><text:span text:style-name="T2">}</text:span></text:p>
      <text:p text:style-name="P18"><text:span text:style-name="T2">void student::get()</text:span></text:p>
      <text:p text:style-name="P18"><text:span text:style-name="T2">{</text:span></text:p>
      <text:p text:style-name="P18"><text:span text:style-name="T2"><text:tab/>cout&lt;&lt;rn&lt;&lt;endl&lt;&lt;m1&lt;&lt;endl&lt;&lt;m2&lt;&lt;endl;</text:span></text:p>
      <text:p text:style-name="P18"><text:span text:style-name="T2">}</text:span></text:p>
      <text:p text:style-name="P18"><text:span text:style-name="T2">void student::add()</text:span></text:p>
      <text:p text:style-name="P18"><text:span text:style-name="T2">{</text:span></text:p>
      <text:p text:style-name="P18"><text:span text:style-name="T2"><text:tab/>cout&lt;&lt;m1+m2&lt;&lt;endl;</text:span></text:p>
      <text:p text:style-name="P18"><text:span text:style-name="T2">}</text:span></text:p>
      <text:p text:style-name="P18"><text:span text:style-name="T2"/></text:p>
      <text:p text:style-name="P18"><text:span text:style-name="T2">int main()</text:span></text:p>
      <text:p text:style-name="P18"><text:span text:style-name="T2">{</text:span></text:p>
      <text:p text:style-name="P18"><text:span text:style-name="T2"><text:tab/>student obj1, obj2;</text:span></text:p>
      <text:p text:style-name="P18"><text:span text:style-name="T2"><text:tab/>//obj1 is assigned rn=5;</text:span></text:p>
      <text:p text:style-name="P18"><text:soft-page-break/><text:span text:style-name="T2"><text:tab/>obj1.set(5,10,20);</text:span></text:p>
      <text:p text:style-name="P18"><text:span text:style-name="T2"><text:tab/>obj1.get();</text:span></text:p>
      <text:p text:style-name="P18"><text:span text:style-name="T2"><text:tab/>//Now change rn of obj1 to 1;</text:span></text:p>
      <text:p text:style-name="P18"><text:span text:style-name="T2"><text:tab/>obj1.set(1);</text:span></text:p>
      <text:p text:style-name="P18"><text:span text:style-name="T2"><text:tab/>obj1.get();</text:span></text:p>
      <text:p text:style-name="P18"><text:span text:style-name="T2"/></text:p>
      <text:p text:style-name="P18"><text:span text:style-name="T2"><text:tab/>obj2.set(2,15,15);</text:span></text:p>
      <text:p text:style-name="P18"><text:span text:style-name="T2"><text:tab/>obj2.get();</text:span></text:p>
      <text:p text:style-name="P18"><text:span text:style-name="T2"><text:tab/>obj2.add();</text:span></text:p>
      <text:p text:style-name="P18"><text:span text:style-name="T2"/></text:p>
      <text:p text:style-name="P18"><text:span text:style-name="T2"/></text:p>
      <text:p text:style-name="P18"><text:span text:style-name="T2"/></text:p>
      <text:p text:style-name="P18"><text:span text:style-name="T2">}</text:span></text:p>
      <text:p text:style-name="P18"><text:span text:style-name="T2"/></text:p>
      <text:p text:style-name="P18"><text:span text:style-name="T2"/></text:p>
      <text:p text:style-name="P8"><text:span text:style-name="T2"><text:s/>Q13- What is constructor overloading ? Why is it done ?</text:span></text:p>
      <text:p text:style-name="P18"><text:span text:style-name="T2"/></text:p>
      <text:p text:style-name="P18"><text:span text:style-name="T2">Answer-13</text:span></text:p>
      <text:p text:style-name="P18"><text:span text:style-name="T2">CO means to have more than one constructor. But there is one condition, these const must have different parameters.</text:span></text:p>
      <text:p text:style-name="P18"><text:span text:style-name="T2"/></text:p>
      <text:p text:style-name="P18"><text:span text:style-name="T2">It is done to have flexibility in creating objects.</text:span></text:p>
      <text:p text:style-name="P18"><text:span text:style-name="T2">We can create obj two ways</text:span></text:p>
      <text:p text:style-name="P18"><text:span text:style-name="T2"/></text:p>
      <text:p text:style-name="P18"><text:span text:style-name="T2">student obj1(1,11,11); // by passing values. Parameterized const will be called</text:span></text:p>
      <text:p text:style-name="P18"><text:span text:style-name="T2">student obj2; // without passing values. Blank const willl be called</text:span></text:p>
      <text:p text:style-name="P18"><text:span text:style-name="T2"/></text:p>
      <text:p text:style-name="P18"><text:span text:style-name="T2"/></text:p>
      <text:p text:style-name="P8"><text:span text:style-name="T2"><text:s/>Q14- on </text:span><text:span text:style-name="T7">Constructor overloading.</text:span></text:p>
      <text:p text:style-name="P1"><text:span text:style-name="T2">Create the student class. Create two constructors for this class. One with parameters</text:span></text:p>
      <text:p text:style-name="P8"><text:span text:style-name="T2">and other without parameters. Create two objects using different constructors.</text:span></text:p>
      <text:p text:style-name="P8"><text:span text:style-name="T2"/></text:p>
      <text:p text:style-name="P19"><text:span text:style-name="T2">Answer-14</text:span></text:p>
      <text:p text:style-name="P19"><text:span text:style-name="T2">#include&lt;iostream&gt;</text:span></text:p>
      <text:p text:style-name="P19"><text:span text:style-name="T2">using namespace std;</text:span></text:p>
      <text:p text:style-name="P19"><text:span text:style-name="T2"/></text:p>
      <text:p text:style-name="P19"><text:span text:style-name="T2">class student</text:span></text:p>
      <text:p text:style-name="P19"><text:span text:style-name="T2">{</text:span></text:p>
      <text:p text:style-name="P19"><text:span text:style-name="T2"><text:tab/>private:</text:span></text:p>
      <text:p text:style-name="P19"><text:soft-page-break/><text:span text:style-name="T2"><text:tab/>int rn, m1,m2;</text:span></text:p>
      <text:p text:style-name="P19"><text:span text:style-name="T2"><text:tab/>public:</text:span></text:p>
      <text:p text:style-name="P19"><text:span text:style-name="T2"><text:tab/>void set(int , int , int);</text:span></text:p>
      <text:p text:style-name="P19"><text:span text:style-name="T2"><text:tab/>void get();</text:span></text:p>
      <text:p text:style-name="P19"><text:span text:style-name="T2"><text:tab/>void add();</text:span></text:p>
      <text:p text:style-name="P19"><text:span text:style-name="T2"><text:tab/>//There will be two constructors</text:span></text:p>
      <text:p text:style-name="P19"><text:span text:style-name="T2"/></text:p>
      <text:p text:style-name="P19"><text:span text:style-name="T2"><text:tab/>//This constructor is with parameters</text:span></text:p>
      <text:p text:style-name="P19"><text:span text:style-name="T2"><text:tab/>student(int , int , int);</text:span></text:p>
      <text:p text:style-name="P19"><text:span text:style-name="T2"/></text:p>
      <text:p text:style-name="P19"><text:span text:style-name="T2"><text:tab/>//This constructor is without parameters</text:span></text:p>
      <text:p text:style-name="P19"><text:span text:style-name="T2"><text:tab/>//It can be used to create obj without passing any values</text:span></text:p>
      <text:p text:style-name="P19"><text:span text:style-name="T2"><text:tab/>student();</text:span></text:p>
      <text:p text:style-name="P19"><text:span text:style-name="T2"/></text:p>
      <text:p text:style-name="P19"><text:span text:style-name="T2"/></text:p>
      <text:p text:style-name="P19"><text:span text:style-name="T2">};</text:span></text:p>
      <text:p text:style-name="P19"><text:span text:style-name="T2">void student::set(int x, int y, int z)</text:span></text:p>
      <text:p text:style-name="P19"><text:span text:style-name="T2">{</text:span></text:p>
      <text:p text:style-name="P19"><text:span text:style-name="T2"><text:tab/>rn=x;</text:span></text:p>
      <text:p text:style-name="P19"><text:span text:style-name="T2"><text:tab/>m1=y;</text:span></text:p>
      <text:p text:style-name="P19"><text:span text:style-name="T2"><text:tab/>m2=z;</text:span></text:p>
      <text:p text:style-name="P19"><text:span text:style-name="T2">}</text:span></text:p>
      <text:p text:style-name="P19"><text:span text:style-name="T2"/></text:p>
      <text:p text:style-name="P19"><text:span text:style-name="T2">void student::get()</text:span></text:p>
      <text:p text:style-name="P19"><text:span text:style-name="T2">{</text:span></text:p>
      <text:p text:style-name="P19"><text:span text:style-name="T2"><text:tab/>cout&lt;&lt;rn&lt;&lt;endl&lt;&lt;m1&lt;&lt;endl&lt;&lt;m2&lt;&lt;endl;</text:span></text:p>
      <text:p text:style-name="P19"><text:span text:style-name="T2">}</text:span></text:p>
      <text:p text:style-name="P19"><text:span text:style-name="T2">void student::add()</text:span></text:p>
      <text:p text:style-name="P19"><text:span text:style-name="T2">{</text:span></text:p>
      <text:p text:style-name="P19"><text:span text:style-name="T2"><text:tab/>cout&lt;&lt;m1+m2&lt;&lt;endl;</text:span></text:p>
      <text:p text:style-name="P19"><text:span text:style-name="T2">}</text:span></text:p>
      <text:p text:style-name="P19"><text:span text:style-name="T2">student::student(int x , int y, int z)</text:span></text:p>
      <text:p text:style-name="P19"><text:span text:style-name="T2">{</text:span></text:p>
      <text:p text:style-name="P19"><text:span text:style-name="T2"><text:s text:c="4"/>//This is parameterized constructor</text:span></text:p>
      <text:p text:style-name="P19"><text:span text:style-name="T2"><text:tab/>rn=x;</text:span></text:p>
      <text:p text:style-name="P19"><text:span text:style-name="T2"><text:tab/>m1=y;</text:span></text:p>
      <text:p text:style-name="P19"><text:span text:style-name="T2"><text:tab/>m2=z;</text:span></text:p>
      <text:p text:style-name="P19"><text:span text:style-name="T2"><text:tab/>cout&lt;&lt;"constructor called"&lt;&lt;endl;</text:span></text:p>
      <text:p text:style-name="P19"><text:span text:style-name="T2">}</text:span></text:p>
      <text:p text:style-name="P19"><text:soft-page-break/><text:span text:style-name="T2">student::student()</text:span></text:p>
      <text:p text:style-name="P19"><text:span text:style-name="T2">{</text:span></text:p>
      <text:p text:style-name="P19"><text:span text:style-name="T2"><text:s text:c="4"/>//This is non parameterized constructor</text:span></text:p>
      <text:p text:style-name="P19"><text:span text:style-name="T2"><text:s text:c="4"/>cout&lt;&lt;"constructor called"&lt;&lt;endl;</text:span></text:p>
      <text:p text:style-name="P19"><text:span text:style-name="T2"/></text:p>
      <text:p text:style-name="P19"><text:span text:style-name="T2">}</text:span></text:p>
      <text:p text:style-name="P19"><text:span text:style-name="T2"/></text:p>
      <text:p text:style-name="P19"><text:span text:style-name="T2">int main()</text:span></text:p>
      <text:p text:style-name="P19"><text:span text:style-name="T2">{</text:span></text:p>
      <text:p text:style-name="P19"><text:span text:style-name="T2"><text:s text:c="4"/>//You can create obj in two ways</text:span></text:p>
      <text:p text:style-name="P19"><text:span text:style-name="T2"><text:s text:c="4"/>//obj1 is created by passing values, obj2 is created without passing values</text:span></text:p>
      <text:p text:style-name="P19"><text:span text:style-name="T2"><text:tab/>student obj1(1,11,11), obj2;</text:span></text:p>
      <text:p text:style-name="P19"><text:span text:style-name="T2"><text:tab/>obj1.get();</text:span></text:p>
      <text:p text:style-name="P19"><text:span text:style-name="T2"><text:tab/>obj1.add();</text:span></text:p>
      <text:p text:style-name="P19"><text:span text:style-name="T2"/></text:p>
      <text:p text:style-name="P19"><text:span text:style-name="T2"><text:s text:c="4"/>//Call set fun for obj2 to assign values.</text:span></text:p>
      <text:p text:style-name="P19"><text:span text:style-name="T2"><text:tab/>obj2.set(2,22,22);</text:span></text:p>
      <text:p text:style-name="P19"><text:span text:style-name="T2"><text:tab/>obj2.get();</text:span></text:p>
      <text:p text:style-name="P19"><text:span text:style-name="T2"><text:tab/>obj2.add();</text:span></text:p>
      <text:p text:style-name="P19"><text:span text:style-name="T2"/></text:p>
      <text:p text:style-name="P19"><text:span text:style-name="T2"/></text:p>
      <text:p text:style-name="P19"><text:span text:style-name="T2">}</text:span></text:p>
      <text:p text:style-name="P19"><text:span text:style-name="T2"/></text:p>
      <text:p text:style-name="P19"><text:span text:style-name="T2"/></text:p>
      <text:p text:style-name="P19"><text:span text:style-name="T2"><text:s/></text:span><text:span text:style-name="T10">Q15- What is a copy constructor? How many copy constructors are there ? What are</text:span></text:p>
      <text:p text:style-name="P9"><text:span text:style-name="T2">the situations in which a copy constructor is called?</text:span></text:p>
      <text:p text:style-name="P19"><text:span text:style-name="T2"/></text:p>
      <text:p text:style-name="P19"><text:span text:style-name="T2">Answer-15</text:span></text:p>
      <text:p text:style-name="P19"><text:span text:style-name="T2">The CC is a const which is called when one obj is being copied into another.</text:span></text:p>
      <text:p text:style-name="P19"><text:span text:style-name="T2">There are two CC</text:span></text:p>
      <text:p text:style-name="P19"><text:span text:style-name="T2">1- Default cc – It is provided by the compiler. It will be called automatically when one obj is copied into other</text:span></text:p>
      <text:p text:style-name="P19"><text:span text:style-name="T2">2- User defined cc / overloaded cc - <text:s/>It is will be defined/written by the user. </text:span></text:p>
      <text:p text:style-name="P19"><text:span text:style-name="T2"/></text:p>
      <text:p text:style-name="P19"><text:span text:style-name="T2">When one obj is copied to another then,</text:span></text:p>
      <text:p text:style-name="P19"><text:span text:style-name="T2">-def cc is called if there is no user defined cc</text:span></text:p>
      <text:p text:style-name="P19"><text:span text:style-name="T2">-def cc is not called if there is a user defined cc</text:span></text:p>
      <text:p text:style-name="P19"><text:span text:style-name="T2"/></text:p>
      <text:p text:style-name="P19"><text:span text:style-name="T2"/></text:p>
      <text:p text:style-name="P19"><text:soft-page-break/><text:span text:style-name="T2">cc will be called in three situations</text:span></text:p>
      <text:p text:style-name="P19"><text:span text:style-name="T2">1-when one obj is copied to another using = operator</text:span></text:p>
      <text:p text:style-name="P19"><text:span text:style-name="T2">eg. obj3=obj1; // here def cc or user defined will copy obj1 to obj3. </text:span></text:p>
      <text:p text:style-name="P19"><text:span text:style-name="T2">//note that = operator doesn’t copy obj1 to obj2. Rather cc will be called and it will copy obj1 to obj3</text:span></text:p>
      <text:p text:style-name="P19"><text:span text:style-name="T2"/></text:p>
      <text:p text:style-name="P19"><text:span text:style-name="T2">2- When you call the cc explicitly as below</text:span></text:p>
      <text:p text:style-name="P19"><text:span text:style-name="T2">eg. obj3(obj1); // here obj1 is copied to obj3. </text:span></text:p>
      <text:p text:style-name="P19"><text:span text:style-name="T2">//note that , cc is called explicitly here.</text:span></text:p>
      <text:p text:style-name="P19"><text:span text:style-name="T2"/></text:p>
      <text:p text:style-name="P19"><text:span text:style-name="T2">3- when you pass obj as parameters to a fun. </text:span></text:p>
      <text:p text:style-name="P19"><text:span text:style-name="T2">In this case, cc will be called for the obj which are in the fun parameters.</text:span></text:p>
      <text:p text:style-name="P19"><text:span text:style-name="T2">eg. obj3.add_obj(obj1, obj2); // obj1, obj2 are passed to this fun.</text:span></text:p>
      <text:p text:style-name="P19"><text:span text:style-name="T2"/></text:p>
      <text:p text:style-name="P19"><text:span text:style-name="T2">Void student::add_obj(student po1, student po2); // this is the fun declaration.</text:span></text:p>
      <text:p text:style-name="P19"><text:span text:style-name="T2"/></text:p>
      <text:p text:style-name="P19"><text:span text:style-name="T2">When the fun call is made obj1 is copied to po1 and obj2 is copied to po2. So cc is called automatically to copy these objects.</text:span></text:p>
      <text:p text:style-name="P19"><text:span text:style-name="T2"/></text:p>
      <text:p text:style-name="P19"><text:span text:style-name="T2"/></text:p>
      <text:p text:style-name="P9"><text:span text:style-name="T2"><text:s/>Q16- What is a default copy constructor? What is the need for overloading default copy constructor?</text:span></text:p>
      <text:p text:style-name="P19"><text:span text:style-name="T2"><text:s/></text:span></text:p>
      <text:p text:style-name="P20"><text:span text:style-name="T2">Answer-16</text:span></text:p>
      <text:p text:style-name="P20"><text:span text:style-name="T2">A default cc is provided by the compiler. This const is called when one obj is copied to another. </text:span></text:p>
      <text:p text:style-name="P20"><text:span text:style-name="T2">Some issue may arise when we copy pointer members from one obj to another. So to avoid these issues with pointers, the def cc is overloaded and a user defined cc is provided.</text:span></text:p>
      <text:p text:style-name="P20"><text:span text:style-name="T2"/></text:p>
      <text:p text:style-name="P10"><text:span text:style-name="T2"><text:s/>Q17- On </text:span><text:span text:style-name="T7">overloading copy constructor</text:span></text:p>
      <text:p text:style-name="P1"><text:span text:style-name="T2">create a class student. Overload the default copy constructor for this class.</text:span></text:p>
      <text:p text:style-name="P1"><text:span text:style-name="T2">Create two objects obj1, obj2.</text:span></text:p>
      <text:p text:style-name="P1"><text:span text:style-name="T2">Copy obj1 to obj2 like this -</text:span></text:p>
      <text:p text:style-name="P10"><text:span text:style-name="T2">obj2=obj1; //overloaded copy const will be called.</text:span></text:p>
      <text:p text:style-name="P20"><text:span text:style-name="T2"/></text:p>
      <text:p text:style-name="P21"><text:span text:style-name="T2">Answer-17</text:span></text:p>
      <text:p text:style-name="P21"><text:span text:style-name="T2"/></text:p>
      <text:p text:style-name="P21"><text:span text:style-name="T2">#include&lt;iostream&gt;</text:span></text:p>
      <text:p text:style-name="P21"><text:soft-page-break/><text:span text:style-name="T2">using namespace std;</text:span></text:p>
      <text:p text:style-name="P21"><text:span text:style-name="T2">class student</text:span></text:p>
      <text:p text:style-name="P21"><text:span text:style-name="T2">{</text:span></text:p>
      <text:p text:style-name="P21"><text:span text:style-name="T2"><text:tab/>private:</text:span></text:p>
      <text:p text:style-name="P21"><text:span text:style-name="T2"><text:tab/>int rn, m1,m2;</text:span></text:p>
      <text:p text:style-name="P21"><text:span text:style-name="T2"><text:tab/>public:</text:span></text:p>
      <text:p text:style-name="P21"><text:span text:style-name="T2"><text:tab/>void set(int , int , int);</text:span></text:p>
      <text:p text:style-name="P21"><text:span text:style-name="T2"><text:tab/>void get();</text:span></text:p>
      <text:p text:style-name="P21"><text:span text:style-name="T2"><text:tab/>void add();</text:span></text:p>
      <text:p text:style-name="P21"><text:span text:style-name="T2"><text:tab/>//There are two constructors</text:span></text:p>
      <text:p text:style-name="P21"><text:span text:style-name="T2"/></text:p>
      <text:p text:style-name="P21"><text:span text:style-name="T2"><text:tab/>//This is overloaded CC or user Defined CC</text:span></text:p>
      <text:p text:style-name="P21"><text:span text:style-name="T2"><text:tab/>student(student &amp;po);</text:span></text:p>
      <text:p text:style-name="P21"><text:span text:style-name="T2"/></text:p>
      <text:p text:style-name="P21"><text:span text:style-name="T2"><text:tab/>//This is a blank constructor for creating obj</text:span></text:p>
      <text:p text:style-name="P21"><text:span text:style-name="T2"><text:tab/>student();</text:span></text:p>
      <text:p text:style-name="P21"><text:span text:style-name="T2"/></text:p>
      <text:p text:style-name="P21"><text:span text:style-name="T2"/></text:p>
      <text:p text:style-name="P21"><text:span text:style-name="T2">};</text:span></text:p>
      <text:p text:style-name="P21"><text:span text:style-name="T2">void student::set(int x, int y, int z)</text:span></text:p>
      <text:p text:style-name="P21"><text:span text:style-name="T2">{</text:span></text:p>
      <text:p text:style-name="P21"><text:span text:style-name="T2"><text:tab/>rn=x;</text:span></text:p>
      <text:p text:style-name="P21"><text:span text:style-name="T2"><text:tab/>m1=y;</text:span></text:p>
      <text:p text:style-name="P21"><text:span text:style-name="T2"><text:tab/>m2=z;</text:span></text:p>
      <text:p text:style-name="P21"><text:span text:style-name="T2">}</text:span></text:p>
      <text:p text:style-name="P21"><text:span text:style-name="T2">void student::get()</text:span></text:p>
      <text:p text:style-name="P21"><text:span text:style-name="T2">{</text:span></text:p>
      <text:p text:style-name="P21"><text:span text:style-name="T2"><text:tab/>cout&lt;&lt;rn&lt;&lt;endl&lt;&lt;m1&lt;&lt;endl&lt;&lt;m2&lt;&lt;endl;</text:span></text:p>
      <text:p text:style-name="P21"><text:span text:style-name="T2">}</text:span></text:p>
      <text:p text:style-name="P21"><text:span text:style-name="T2">void student::add()</text:span></text:p>
      <text:p text:style-name="P21"><text:span text:style-name="T2">{</text:span></text:p>
      <text:p text:style-name="P21"><text:span text:style-name="T2"><text:tab/>cout&lt;&lt;m1+m2&lt;&lt;endl;</text:span></text:p>
      <text:p text:style-name="P21"><text:span text:style-name="T2">}</text:span></text:p>
      <text:p text:style-name="P21"><text:span text:style-name="T2">student::student(student &amp;po)</text:span></text:p>
      <text:p text:style-name="P21"><text:span text:style-name="T2">{</text:span></text:p>
      <text:p text:style-name="P21"><text:span text:style-name="T2"><text:tab/>rn=po.rn;</text:span></text:p>
      <text:p text:style-name="P21"><text:span text:style-name="T2"><text:tab/>m1=po.m1;</text:span></text:p>
      <text:p text:style-name="P21"><text:span text:style-name="T2"><text:tab/>m2=po.m2;</text:span></text:p>
      <text:p text:style-name="P21"><text:span text:style-name="T2"><text:tab/>cout&lt;&lt;"Overloaded Copy Constructor called"&lt;&lt;endl;</text:span></text:p>
      <text:p text:style-name="P21"><text:soft-page-break/><text:span text:style-name="T2">}</text:span></text:p>
      <text:p text:style-name="P21"><text:span text:style-name="T2">student::student()</text:span></text:p>
      <text:p text:style-name="P21"><text:span text:style-name="T2">{</text:span></text:p>
      <text:p text:style-name="P21"><text:span text:style-name="T2"/></text:p>
      <text:p text:style-name="P21"><text:span text:style-name="T2">}</text:span></text:p>
      <text:p text:style-name="P21"><text:span text:style-name="T2">int main()</text:span></text:p>
      <text:p text:style-name="P21"><text:span text:style-name="T2">{</text:span></text:p>
      <text:p text:style-name="P21"><text:span text:style-name="T2"><text:tab/>//These obj are created by using blank constructor.</text:span></text:p>
      <text:p text:style-name="P21"><text:span text:style-name="T2"><text:tab/>student obj1, obj2;</text:span></text:p>
      <text:p text:style-name="P21"><text:span text:style-name="T2"><text:tab/>obj1.set(1,11,11);</text:span></text:p>
      <text:p text:style-name="P21"><text:span text:style-name="T2"><text:tab/>obj1.get();</text:span></text:p>
      <text:p text:style-name="P21"><text:span text:style-name="T2"><text:tab/>obj1.add();</text:span></text:p>
      <text:p text:style-name="P21"><text:span text:style-name="T2"/></text:p>
      <text:p text:style-name="P21"><text:span text:style-name="T2"><text:tab/>obj2.set(2,22,22);</text:span></text:p>
      <text:p text:style-name="P21"><text:span text:style-name="T2"><text:tab/>obj2.get();</text:span></text:p>
      <text:p text:style-name="P21"><text:span text:style-name="T2"><text:tab/>obj2.add();</text:span></text:p>
      <text:p text:style-name="P21"><text:span text:style-name="T2"/></text:p>
      <text:p text:style-name="P21"><text:span text:style-name="T2"><text:tab/>//Two ways to call CC</text:span></text:p>
      <text:p text:style-name="P21"><text:span text:style-name="T2"/></text:p>
      <text:p text:style-name="P21"><text:span text:style-name="T2"><text:tab/>//By using assignment operator (=)</text:span></text:p>
      <text:p text:style-name="P21"><text:span text:style-name="T2"><text:tab/>//Here copy constructor is called</text:span></text:p>
      <text:p text:style-name="P21"><text:span text:style-name="T2"><text:tab/>student obj3=obj1;//Copy constructor called. obj1 copied to obj3</text:span></text:p>
      <text:p text:style-name="P21"><text:span text:style-name="T2"/></text:p>
      <text:p text:style-name="P21"><text:span text:style-name="T2"/></text:p>
      <text:p text:style-name="P21"><text:span text:style-name="T2"><text:tab/>//By calling the CC explicitly</text:span></text:p>
      <text:p text:style-name="P21"><text:span text:style-name="T2"><text:tab/>//Pass the second obj as parameter to first obj</text:span></text:p>
      <text:p text:style-name="P21"><text:span text:style-name="T2"><text:tab/>student obj4(obj1);//Copy constructor called. obj1 copied to obj4</text:span></text:p>
      <text:p text:style-name="P21"><text:span text:style-name="T2"/></text:p>
      <text:p text:style-name="P21"><text:span text:style-name="T2"><text:s text:c="4"/>obj3.get();</text:span></text:p>
      <text:p text:style-name="P21"><text:span text:style-name="T2"><text:s text:c="4"/>obj4.get();</text:span></text:p>
      <text:p text:style-name="P21"><text:span text:style-name="T2"/></text:p>
      <text:p text:style-name="P21"><text:span text:style-name="T2">}</text:span></text:p>
      <text:p text:style-name="P19"><text:span text:style-name="T2"/></text:p>
      <text:p text:style-name="P19"><text:span text:style-name="T2"/></text:p>
      <text:p text:style-name="P9"><text:span text:style-name="T2"><text:s/>Q18- Write some differences between calloc and malloc.</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Calibri" svg:font-family="Calibri" style:font-family-generic="roman" style:font-pitch="variable"/>
    <style:font-face style:name="Calibri-Bold" svg:font-family="Calibri-Bol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1-02T11:19:15.917000000</meta:creation-date>
    <dc:date>2021-11-02T12:55:59.339000000</dc:date>
    <meta:editing-duration>PT1H36M43S</meta:editing-duration>
    <meta:editing-cycles>12</meta:editing-cycles>
    <meta:generator>LibreOffice/7.0.4.2$Windows_X86_64 LibreOffice_project/dcf040e67528d9187c66b2379df5ea4407429775</meta:generator>
    <meta:document-statistic meta:table-count="0" meta:image-count="0" meta:object-count="0" meta:page-count="24" meta:paragraph-count="778" meta:word-count="3165" meta:character-count="20930" meta:non-whitespace-character-count="17400"/>
  </office:meta>
</office:document-meta>
</file>